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160bcb" officeooo:paragraph-rsid="00160bcb" style:font-size-asian="24.5pt" style:font-size-complex="28pt"/>
    </style:style>
    <style:style style:name="P2" style:family="paragraph" style:parent-style-name="Standard">
      <style:paragraph-properties fo:text-align="start" style:justify-single-word="false"/>
      <style:text-properties fo:font-size="16pt" fo:font-weight="bold" officeooo:rsid="00160bcb" officeooo:paragraph-rsid="00160bcb"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1d7e8b" officeooo:paragraph-rsid="001d7e8b"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normal" officeooo:rsid="00160bcb" officeooo:paragraph-rsid="00160bcb"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60bcb" officeooo:paragraph-rsid="0018e2c2"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d7e8b" officeooo:paragraph-rsid="001d7e8b" style:font-size-asian="14pt" style:font-weight-asian="normal" style:font-size-complex="16pt" style:font-weight-complex="normal"/>
    </style:style>
    <style:style style:name="P7" style:family="paragraph" style:parent-style-name="Preformatted_20_Text">
      <style:paragraph-properties fo:text-align="start" style:justify-single-word="false"/>
      <style:text-properties officeooo:paragraph-rsid="001d7e8b"/>
    </style:style>
    <style:style style:name="P8" style:family="paragraph" style:parent-style-name="Preformatted_20_Text">
      <style:paragraph-properties fo:text-align="start" style:justify-single-word="false"/>
      <style:text-properties style:font-name="Liberation Serif" fo:font-size="16pt" officeooo:paragraph-rsid="001d7e8b" style:font-size-asian="16pt" style:font-size-complex="16pt"/>
    </style:style>
    <style:style style:name="P9" style:family="paragraph" style:parent-style-name="Standard">
      <style:paragraph-properties fo:text-align="start" style:justify-single-word="false"/>
      <style:text-properties fo:font-size="16pt" fo:font-weight="bold" officeooo:rsid="001d7e8b" officeooo:paragraph-rsid="001d7e8b" style:font-size-asian="14pt" style:font-weight-asian="bold" style:font-size-complex="16pt" style:font-weight-complex="bold"/>
    </style:style>
    <style:style style:name="T1" style:family="text">
      <style:text-properties officeooo:rsid="0018e2c2"/>
    </style:style>
    <style:style style:name="T2" style:family="text">
      <style:text-properties officeooo:rsid="001ced0e"/>
    </style:style>
    <style:style style:name="T3" style:family="text">
      <style:text-properties officeooo:rsid="001d7e8b"/>
    </style:style>
    <style:style style:name="T4" style:family="text">
      <style:text-properties style:font-name="Liberation Serif" fo:font-size="16pt" fo:font-weight="normal" style:font-size-asian="16pt" style:font-weight-asian="normal" style:font-size-complex="16pt" style:font-weight-complex="normal"/>
    </style:style>
    <style:style style:name="T5" style:family="text">
      <style:text-properties style:font-name="Liberation Serif" fo:font-size="16pt" fo:font-weight="normal" officeooo:rsid="001ee733" style:font-size-asian="16pt" style:font-weight-asian="normal" style:font-size-complex="16pt" style:font-weight-complex="normal"/>
    </style:style>
    <style:style style:name="T6" style:family="text">
      <style:text-properties style:font-name="Liberation Serif" fo:font-size="16pt" fo:font-weight="bold" style:font-size-asian="16pt" style:font-weight-asian="bold" style:font-size-complex="16pt" style:font-weight-complex="bold"/>
    </style:style>
    <style:style style:name="T7" style:family="text">
      <style:text-properties style:font-name="Liberation Serif" fo:font-size="16pt" fo:font-weight="bold" officeooo:rsid="001ee733"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sultas Base de Datos</text:p>
      <text:p text:style-name="P1"/>
      <text:p text:style-name="P1">Jesus Ballesta Bernabé 1ºDAM</text:p>
      <text:p text:style-name="P1"/>
      <text:p text:style-name="P1"/>
      <text:p text:style-name="P2">1.-Obtener todos los números de piezas de las piezas del catalogo. (20)</text:p>
      <text:p text:style-name="P2"/>
      <text:p text:style-name="P4">Select numpieza </text:p>
      <text:p text:style-name="P4">from proveedores.pieza;</text:p>
      <text:p text:style-name="P2"/>
      <text:p text:style-name="P2"/>
      <text:p text:style-name="P2">2.-Número y nombre de todas las piezas con un precio de venta menor que 1000. (4)</text:p>
      <text:p text:style-name="P2"/>
      <text:p text:style-name="P4">Select numpieza, nompieza, preciovent </text:p>
      <text:p text:style-name="P4">from proveedores.pieza </text:p>
      <text:p text:style-name="P4">where preciovent &lt; 1000</text:p>
      <text:p text:style-name="P2"/>
      <text:p text:style-name="P2"/>
      <text:p text:style-name="P2">3.-Número, nombre y precio de venta de las piezas de precio de venta mayor que 1000 y menor que 10000, ordenadas de menor a mayor precio. (4)</text:p>
      <text:p text:style-name="P2"/>
      <text:p text:style-name="P4">Select numpieza, nompieza, preciovent </text:p>
      <text:p text:style-name="P4">from proveedores.pieza </text:p>
      <text:p text:style-name="P4">where preciovent &gt; 1000 AND preciovent &lt; 10000</text:p>
      <text:p text:style-name="P4">order by preciovent asc</text:p>
      <text:p text:style-name="P4"/>
      <text:p text:style-name="P4"/>
      <text:p text:style-name="P4"/>
      <text:p text:style-name="P4"/>
      <text:p text:style-name="P4"/>
      <text:p text:style-name="P4"/>
      <text:p text:style-name="P4"/>
      <text:p text:style-name="P4"/>
      <text:p text:style-name="P2"><text:soft-page-break/>4.-Para cada pieza suministrada, obtener el número de pieza y el descuento, en orden descendente del valor de descuento. (49)</text:p>
      <text:p text:style-name="P2"/>
      <text:p text:style-name="P4">Select numpieza, descuento</text:p>
      <text:p text:style-name="P4">from proveedores.preciosum</text:p>
      <text:p text:style-name="P4">order by descuento desc</text:p>
      <text:p text:style-name="P4"/>
      <text:p text:style-name="P4"/>
      <text:p text:style-name="P2">5.-Nombre de los vendedores con número de vendedor menor que 6. (5)</text:p>
      <text:p text:style-name="P2"/>
      <text:p text:style-name="P4">Select nomvend</text:p>
      <text:p text:style-name="P4">from proveedores.vendedor</text:p>
      <text:p text:style-name="P4">where numvend &lt; 6</text:p>
      <text:p text:style-name="P2"/>
      <text:p text:style-name="P2">6.-Modifica la consulta anterior para eliminar duplicados. (4)</text:p>
      <text:p text:style-name="P2"/>
      <text:p text:style-name="P4">Select distinct nomvend</text:p>
      <text:p text:style-name="P4">from proveedores.vendedor</text:p>
      <text:p text:style-name="P4">where numvend &lt; 6</text:p>
      <text:p text:style-name="P2"/>
      <text:p text:style-name="P2">7.-Número de vendedor y nombre de los vendedores con número de vendedor menor que 6. (5)</text:p>
      <text:p text:style-name="P2"/>
      <text:p text:style-name="P4">Select numvend, nomvend </text:p>
      <text:p text:style-name="P4">from proveedores.vendedor</text:p>
      <text:p text:style-name="P4">where numvend &lt; 6</text:p>
      <text:p text:style-name="P2"/>
      <text:p text:style-name="P2"/>
      <text:p text:style-name="P2">8.-Obtener todos los números de los vendedores que suministren alguna pieza. (12)</text:p>
      <text:p text:style-name="P2"/>
      <text:p text:style-name="P4">Select distinct numvend</text:p>
      <text:p text:style-name="P4">from proveedores.preciosum</text:p>
      <text:p text:style-name="P4"/>
      <text:p text:style-name="P4"/>
      <text:p text:style-name="P4"/>
      <text:p text:style-name="P4"/>
      <text:p text:style-name="P2"/>
      <text:p text:style-name="P2"><text:soft-page-break/>9.-Vendedores de la provincia de Alicante. (10)</text:p>
      <text:p text:style-name="P2"/>
      <text:p text:style-name="P4">Select nomvend, provincia</text:p>
      <text:p text:style-name="P4">from proveedores.vendedor</text:p>
      <text:p text:style-name="P4">where provincia LIKE "ALICANTE"</text:p>
      <text:p text:style-name="P4"/>
      <text:p text:style-name="P2">10.-Nombre y empresa de los vendedores de la Comunidad Valenciana. (15)</text:p>
      <text:p text:style-name="P2"/>
      <text:p text:style-name="P4">Select nomvend, nombrecomer, provincia</text:p>
      <text:p text:style-name="P4">from proveedores.vendedor</text:p>
      <text:p text:style-name="P4">where provincia LIKE "ALICANTE" OR provincia LIKE "VALENCIA"</text:p>
      <text:p text:style-name="P4"/>
      <text:p text:style-name="P4"/>
      <text:p text:style-name="P2">11.-Números de los vendedores y días que tardan en suministrar la pieza “P-0001-33" (5)</text:p>
      <text:p text:style-name="P2"/>
      <text:p text:style-name="P4">Select numvend, diassum</text:p>
      <text:p text:style-name="P4">from proveedores.preciosum</text:p>
      <text:p text:style-name="P4">where numpieza LIKE "P-0001-33"</text:p>
      <text:p text:style-name="P4"/>
      <text:p text:style-name="P4"/>
      <text:p text:style-name="P2">12.-Códigos de pieza suministrados en el pedido 1, ordenados de mayor a menor precio de compra. (5)</text:p>
      <text:p text:style-name="P2"/>
      <text:p text:style-name="P4">Select numpieza</text:p>
      <text:p text:style-name="P4">from proveedores.linped</text:p>
      <text:p text:style-name="P4">where numpedido = "1"</text:p>
      <text:p text:style-name="P4">order by preciocompra desc</text:p>
      <text:p text:style-name="P4"/>
      <text:p text:style-name="P2">13.-Números de pedido y números de vendedor que lo suministraron el 15 de octubre de 1992. (1)</text:p>
      <text:p text:style-name="P2"/>
      <text:p text:style-name="P4">Select *</text:p>
      <text:p text:style-name="P4">from proveedores.pedido</text:p>
      <text:p text:style-name="P4">where fecha LIKE "1992-10-15"</text:p>
      <text:p text:style-name="P2"/>
      <text:p text:style-name="P2"/>
      <text:p text:style-name="P2"/>
      <text:p text:style-name="P2"><text:soft-page-break/></text:p>
      <text:p text:style-name="P2">14.-Códigos de pieza que tienen descuento. (17)</text:p>
      <text:p text:style-name="P2"/>
      <text:p text:style-name="P4">Select numpieza, descuento</text:p>
      <text:p text:style-name="P4">from proveedores.preciosum</text:p>
      <text:p text:style-name="P4">where descuento IS NOT NULL</text:p>
      <text:p text:style-name="P2"/>
      <text:p text:style-name="P2">15.-Códigos de pieza, de suministrador y precio de suministro ordenados por código de vendedor y código de pieza. (49)</text:p>
      <text:p text:style-name="P2"/>
      <text:p text:style-name="P4">Select numpieza, numvend, preciounit</text:p>
      <text:p text:style-name="P4">from proveedores.preciosum</text:p>
      <text:p text:style-name="P4">ORDER BY numpieza, numvend ASC</text:p>
      <text:p text:style-name="P4"/>
      <text:p text:style-name="P2">16.-Obtener el número de pieza y las provincias dónde residen sus suministradores. Ordenar en orden descendente por número de pieza. (49)</text:p>
      <text:p text:style-name="P2"/>
      <text:p text:style-name="P4">USE proveedores;</text:p>
      <text:p text:style-name="P4"/>
      <text:p text:style-name="P4">SELECT P.numpieza, V.provincia</text:p>
      <text:p text:style-name="P4">FROM pieza P</text:p>
      <text:p text:style-name="P4">JOIN preciosum PS ON P.numpieza = PS.numpieza</text:p>
      <text:p text:style-name="P4">JOIN vendedor V ON PS.numvend = V.numvend</text:p>
      <text:p text:style-name="P4">ORDER BY P.numpieza DESC;</text:p>
      <text:p text:style-name="P2"/>
      <text:p text:style-name="P2">17.-Modifica la consulta anterior para eliminar duplicados. (32)</text:p>
      <text:p text:style-name="P2"/>
      <text:p text:style-name="P4">USE proveedores;</text:p>
      <text:p text:style-name="P4"/>
      <text:p text:style-name="P4">SELECT distinct P.numpieza, V.provincia</text:p>
      <text:p text:style-name="P4">FROM pieza P</text:p>
      <text:p text:style-name="P4">JOIN preciosum PS ON P.numpieza = PS.numpieza</text:p>
      <text:p text:style-name="P4">JOIN vendedor V ON PS.numvend = V.numvend</text:p>
      <text:p text:style-name="P4">ORDER BY P.numpieza DESC;</text:p>
      <text:p text:style-name="P4"/>
      <text:p text:style-name="P4"/>
      <text:p text:style-name="P4"/>
      <text:p text:style-name="P4"/>
      <text:p text:style-name="P2"><text:soft-page-break/>18.-Listar el nombre y número de las piezas. (20)</text:p>
      <text:p text:style-name="P2"/>
      <text:p text:style-name="P4">USE proveedores;</text:p>
      <text:p text:style-name="P4"/>
      <text:p text:style-name="P4">SELECT numpieza, nompieza</text:p>
      <text:p text:style-name="P4">FROM pieza</text:p>
      <text:p text:style-name="P2"/>
      <text:p text:style-name="P2"/>
      <text:p text:style-name="P2">19.-Obtener el nombre y número de proveedores de la provincia de Valencia. (5)</text:p>
      <text:p text:style-name="P2"/>
      <text:p text:style-name="P4">USE proveedores;</text:p>
      <text:p text:style-name="P4"/>
      <text:p text:style-name="P4">SELECT numvend, nomvend, provincia</text:p>
      <text:p text:style-name="P4">FROM vendedor</text:p>
      <text:p text:style-name="P4">WHERE provincia LIKE "Valencia"</text:p>
      <text:p text:style-name="P4"/>
      <text:p text:style-name="P2"/>
      <text:p text:style-name="P2"/>
      <text:p text:style-name="P2">20.-Obtener el nombre y número de proveedores de la provincia de Valencia a los que se les ha solicitado un pedido. (1)</text:p>
      <text:p text:style-name="P2"/>
      <text:p text:style-name="P4">USE proveedores;</text:p>
      <text:p text:style-name="P4"/>
      <text:p text:style-name="P4">SELECT V.nomvend, P.numvend</text:p>
      <text:p text:style-name="P4">FROM pedido P</text:p>
      <text:p text:style-name="P4">JOIN vendedor V ON P.numvend = V.numvend</text:p>
      <text:p text:style-name="P4">WHERE provincia LIKE "Valencia"</text:p>
      <text:p text:style-name="P2"/>
      <text:p text:style-name="P2"/>
      <text:p text:style-name="P2">21.-Obtener los números de línea, nombre de la pieza, unidades pedidas y su precio de compra del pedido número 1. (5)</text:p>
      <text:p text:style-name="P2"/>
      <text:p text:style-name="P4">USE proveedores;</text:p>
      <text:p text:style-name="P4"/>
      <text:p text:style-name="P4">SELECT L.numlinea, P.nompieza, L.cantpedida, L.preciocompra</text:p>
      <text:p text:style-name="P4">FROM pieza P</text:p>
      <text:p text:style-name="P4">JOIN linped L ON P.numpieza = L.numpieza</text:p>
      <text:p text:style-name="P4">WHERE L.numpedido LIKE "1"</text:p>
      <text:p text:style-name="P2"><text:soft-page-break/>22.-Obtener todas las piezas que, se recuenten el 15/10/92. (3)</text:p>
      <text:p text:style-name="P2"/>
      <text:p text:style-name="P4">USE proveedores;</text:p>
      <text:p text:style-name="P4"/>
      <text:p text:style-name="P4">SELECT numpieza</text:p>
      <text:p text:style-name="P4">FROM inventario</text:p>
      <text:p text:style-name="P4">WHERE fecharecuento LIKE "1992-10-15"</text:p>
      <text:p text:style-name="P4"/>
      <text:p text:style-name="P4"/>
      <text:p text:style-name="P2">23.-Obtener número y nombre de todas las piezas recibidas el 10 de Mayo de 1992. (4)</text:p>
      <text:p text:style-name="P2"/>
      <text:p text:style-name="P4">USE proveedores;</text:p>
      <text:p text:style-name="P4"/>
      <text:p text:style-name="P4">SELECT L.numpieza, L.fecharecep, P.nompieza</text:p>
      <text:p text:style-name="P4">FROM pieza P</text:p>
      <text:p text:style-name="P4">JOIN linped L ON P.numpieza = L.numpieza</text:p>
      <text:p text:style-name="P4">WHERE L.fecharecep LIKE "1992-05-10"</text:p>
      <text:p text:style-name="P2"/>
      <text:p text:style-name="P2"/>
      <text:p text:style-name="P2">24.-Precio unitario del número de pieza A-1001-L y el vendedor 100. (1)</text:p>
      <text:p text:style-name="P2"/>
      <text:p text:style-name="P4">USE proveedores;</text:p>
      <text:p text:style-name="P4"/>
      <text:p text:style-name="P4">SELECT preciovent</text:p>
      <text:p text:style-name="P4">FROM pieza P</text:p>
      <text:p text:style-name="P4">JOIN preciosum PR ON P.numpieza = PR.numpieza</text:p>
      <text:p text:style-name="P4">JOIN vendedor V ON PR.numvend = V.numvend</text:p>
      <text:p text:style-name="P4">WHERE PR.numpieza LIKE "A-1001-L" AND V.numvend LIKE "100"</text:p>
      <text:p text:style-name="P4"/>
      <text:p text:style-name="P4"/>
      <text:p text:style-name="P4"/>
      <text:p text:style-name="P4"/>
      <text:p text:style-name="P4"/>
      <text:p text:style-name="P4"/>
      <text:p text:style-name="P4"/>
      <text:p text:style-name="P4"/>
      <text:p text:style-name="P2"><text:soft-page-break/>25.-Nombres de proveedores que suministren la pieza numero A-1001-L. (4)</text:p>
      <text:p text:style-name="P2"/>
      <text:p text:style-name="P4">USE proveedores;</text:p>
      <text:p text:style-name="P4"/>
      <text:p text:style-name="P4">SELECT V.nomvend</text:p>
      <text:p text:style-name="P4">FROM preciosum P</text:p>
      <text:p text:style-name="P4">JOIN vendedor V ON P.numvend = V.numvend</text:p>
      <text:p text:style-name="P4">WHERE P.numpieza LIKE "A-1001-L"</text:p>
      <text:p text:style-name="P4"/>
      <text:p text:style-name="P4"/>
      <text:p text:style-name="P2">26.-Obtener número y nombre de vendedores que hayan realizado algún pedido. (4)</text:p>
      <text:p text:style-name="P2"/>
      <text:p text:style-name="P4">USE proveedores;</text:p>
      <text:p text:style-name="P4"/>
      <text:p text:style-name="P4">SELECT distinct V.numvend, V.nomvend</text:p>
      <text:p text:style-name="P4">FROM vendedor V</text:p>
      <text:p text:style-name="P4">JOIN pedido P ON V.numvend = P.numvend</text:p>
      <text:p text:style-name="P4"/>
      <text:p text:style-name="P4"/>
      <text:p text:style-name="P2">27.-Listar nombre, teléfono, y ciudad del vendedor que suministra piezas con valor mayor de 10000. (9)</text:p>
      <text:p text:style-name="P2"/>
      <text:p text:style-name="P4">USE proveedores;</text:p>
      <text:p text:style-name="P4"/>
      <text:p text:style-name="P4">SELECT distinct V.nomvend, V.telefono, V.ciudad</text:p>
      <text:p text:style-name="P4">FROM pieza P</text:p>
      <text:p text:style-name="P4">JOIN preciosum PR ON P.numpieza = PR.numpieza</text:p>
      <text:p text:style-name="P4">JOIN vendedor V ON PR.numvend = V.numvend</text:p>
      <text:p text:style-name="P4">WHERE PR.preciounit &gt; 10000</text:p>
      <text:p text:style-name="P2"/>
      <text:p text:style-name="P2"/>
      <text:p text:style-name="P2"/>
      <text:p text:style-name="P2"/>
      <text:p text:style-name="P2"/>
      <text:p text:style-name="P2"/>
      <text:p text:style-name="P2"/>
      <text:p text:style-name="P2"/>
      <text:p text:style-name="P2"><text:soft-page-break/>28.-Nombre y número de los vendedores que suministran piezas con un descuento mayor al 10%. (6)</text:p>
      <text:p text:style-name="P2"/>
      <text:p text:style-name="P4">USE proveedores;</text:p>
      <text:p text:style-name="P4"/>
      <text:p text:style-name="P4">SELECT distinct V.numvend, V.nomvend</text:p>
      <text:p text:style-name="P4">FROM preciosum P</text:p>
      <text:p text:style-name="P4">JOIN vendedor V ON P.numvend = V.numvend</text:p>
      <text:p text:style-name="P4">WHERE P.descuento &gt; 10</text:p>
      <text:p text:style-name="P2"/>
      <text:p text:style-name="P2"/>
      <text:p text:style-name="P2">29.-Obtener los números de pedido del vendedor número 1. (3)</text:p>
      <text:p text:style-name="P2"/>
      <text:p text:style-name="P4">USE proveedores;</text:p>
      <text:p text:style-name="P4"/>
      <text:p text:style-name="P4">SELECT distinct P.numpedido, V.nomvend</text:p>
      <text:p text:style-name="P4">FROM vendedor V</text:p>
      <text:p text:style-name="P4">JOIN pedido P ON V.numvend = P.numvend</text:p>
      <text:p text:style-name="P4">WHERE V.numvend LIKE "1"</text:p>
      <text:p text:style-name="P4"/>
      <text:p text:style-name="P4"/>
      <text:p text:style-name="P2">30.-Listar los vendedores(nombre y empresa) ordenados alfabéticamente en orden descendente. (22)</text:p>
      <text:p text:style-name="P2"/>
      <text:p text:style-name="P5">USE proveedores;</text:p>
      <text:p text:style-name="P5"/>
      <text:p text:style-name="P5">SELECT nomvend, nombrecomer</text:p>
      <text:p text:style-name="P5">FROM vendedor</text:p>
      <text:p text:style-name="P5">ORDER BY nomvend DESC</text:p>
      <text:p text:style-name="P4"/>
      <text:p text:style-name="P4"/>
      <text:p text:style-name="P4"/>
      <text:p text:style-name="P4"/>
      <text:p text:style-name="P4"/>
      <text:p text:style-name="P4"/>
      <text:p text:style-name="P4"/>
      <text:p text:style-name="P4"/>
      <text:p text:style-name="P4"/>
      <text:p text:style-name="P4"/>
      <text:p text:style-name="P2"><text:soft-page-break/>31.-Igual que el anterior pero en orden ascendente. (22)</text:p>
      <text:p text:style-name="P2"/>
      <text:p text:style-name="P5">USE proveedores;</text:p>
      <text:p text:style-name="P5"/>
      <text:p text:style-name="P5">SELECT nomvend, nombrecomer</text:p>
      <text:p text:style-name="P5">FROM vendedor</text:p>
      <text:p text:style-name="P5">ORDER BY nomvend <text:span text:style-name="T1">ASC</text:span></text:p>
      <text:p text:style-name="P4"/>
      <text:p text:style-name="P2">32.-Obtener los números de pieza suministrados por algún vendedor. (19)</text:p>
      <text:p text:style-name="P2"/>
      <text:p text:style-name="P4">USE proveedores;</text:p>
      <text:p text:style-name="P4"/>
      <text:p text:style-name="P4">SELECT distinct P.numpieza</text:p>
      <text:p text:style-name="P4">FROM preciosum P</text:p>
      <text:p text:style-name="P4">JOIN vendedor V ON P.numvend = V.numvend</text:p>
      <text:p text:style-name="P4"/>
      <text:p text:style-name="P4"/>
      <text:p text:style-name="P2">33.-Número y nombre de las piezas que suministran el vendedor número 2 y el 4 (no necesariamente las suministran los dos a la vez). (8)</text:p>
      <text:p text:style-name="P2"/>
      <text:p text:style-name="P4">USE proveedores;</text:p>
      <text:p text:style-name="P4"/>
      <text:p text:style-name="P4">SELECT distinct P.numpieza, P.nompieza</text:p>
      <text:p text:style-name="P4">FROM pieza P</text:p>
      <text:p text:style-name="P4">JOIN preciosum PR ON P.numpieza = PR.numpieza</text:p>
      <text:p text:style-name="P4">JOIN vendedor V ON PR.numvend = V.numvend</text:p>
      <text:p text:style-name="P4">WHERE V.numvend = "2" OR V.numvend = "4"</text:p>
      <text:p text:style-name="P4"/>
      <text:p text:style-name="P4"/>
      <text:p text:style-name="P4"/>
      <text:p text:style-name="P4"/>
      <text:p text:style-name="P4"/>
      <text:p text:style-name="P4"/>
      <text:p text:style-name="P4"/>
      <text:p text:style-name="P4"/>
      <text:p text:style-name="P4"/>
      <text:p text:style-name="P2"><text:soft-page-break/>34.-Nombre de las piezas que suministran los vendedores de la empresa HARW S.A. (11)</text:p>
      <text:p text:style-name="P2"/>
      <text:p text:style-name="P2">USE proveedores;</text:p>
      <text:p text:style-name="P2"/>
      <text:p text:style-name="P4">SELECT P.nompieza</text:p>
      <text:p text:style-name="P4">FROM pieza P</text:p>
      <text:p text:style-name="P4">JOIN preciosum PR ON P.numpieza = PR.numpieza</text:p>
      <text:p text:style-name="P4">JOIN vendedor V ON PR.numvend = V.numvend</text:p>
      <text:p text:style-name="P4">WHERE V.<text:span text:style-name="T1">nombrecomer</text:span> LIKE "HARW S.A"</text:p>
      <text:p text:style-name="P4"/>
      <text:p text:style-name="P4"/>
      <text:p text:style-name="P2">35.-Nombre de los vendedores que han servido alguna pieza en menos tiempo que el ofertado. ( 1 registro: LUCIANO BLAZQUEZ VAZQUEZ) </text:p>
      <text:p text:style-name="P2"/>
      <text:p text:style-name="P4">USE proveedores;</text:p>
      <text:p text:style-name="P4"/>
      <text:p text:style-name="P4">SELECT distinct <text:s/>v.nomvend</text:p>
      <text:p text:style-name="P4">FROM vendedor v</text:p>
      <text:p text:style-name="P4">JOIN preciosum ps on ps.numvend = v.numvend</text:p>
      <text:p text:style-name="P4">JOIN pieza pi on ps.numpieza = pi.numpieza</text:p>
      <text:p text:style-name="P4">JOIN pedido p on p.numvend = v.numvend</text:p>
      <text:p text:style-name="P4">JOIN linped lp on lp.numpedido = p.numpedido</text:p>
      <text:p text:style-name="P4">JOIN pieza on lp.numpieza = pi.numpieza</text:p>
      <text:p text:style-name="P4">where (datediff(fecharecep, fecha)) &lt; ps.diassu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6.-Número, nombre y precio de venta de las piezas que han sido suministradas en un pedido servido por el vendedor número 1. (6)</text:p>
      <text:p text:style-name="P2"/>
      <text:p text:style-name="P4">USE proveedores;</text:p>
      <text:p text:style-name="P4"/>
      <text:p text:style-name="P4">SELECT distinct pi.numpieza, pi.nompieza, pi.preciovent</text:p>
      <text:p text:style-name="P4">FROM vendedor v</text:p>
      <text:p text:style-name="P4">JOIN pedido p ON v.numvend = p.numvend</text:p>
      <text:p text:style-name="P4">JOIN linped l ON p.numpedido = l.numpedido</text:p>
      <text:p text:style-name="P4">JOIN pieza pi ON l.numpieza = pi.numpieza</text:p>
      <text:p text:style-name="P4">WHERE v.numvend = "1"</text:p>
      <text:p text:style-name="P2"/>
      <text:p text:style-name="P2">37.-Nombre del vendedor, número, nombre y preciovent de la pieza que ha sido comprada a un precio mayor que el estipulado en la lista de precios de suministro. (4)</text:p>
      <text:p text:style-name="P2"/>
      <text:p text:style-name="P4">USE proveedores;</text:p>
      <text:p text:style-name="P4"/>
      <text:p text:style-name="P4">SELECT distinct V.nomvend, P.numpieza, P.nompieza, P.preciovent</text:p>
      <text:p text:style-name="P4">FROM vendedor V</text:p>
      <text:p text:style-name="P4">JOIN pedido PE ON V.numvend = PE.numvend</text:p>
      <text:p text:style-name="P4">JOIN linped LP ON PE.numpedido = LP.numpedido</text:p>
      <text:p text:style-name="P4">JOIN pieza P ON LP.numpieza = P.numpieza</text:p>
      <text:p text:style-name="P4">JOIN preciosum PS ON P.numpieza = PS.numpieza</text:p>
      <text:p text:style-name="P4">JOIN vendedor ON V.numvend = PS.numvend</text:p>
      <text:p text:style-name="P4">WHERE LP.preciocompra &gt; PS.preciouni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38.-Número de pieza y número y nombre de vendedor de aquellas piezas cuyo precio de venta es mayor que 5000 o su descuento de suministro es mayor que 10. (35)</text:p>
      <text:p text:style-name="P2"/>
      <text:p text:style-name="P4">USE proveedores;</text:p>
      <text:p text:style-name="P4"/>
      <text:p text:style-name="P4">SELECT pi.numpieza, v.numvend, v.nomvend</text:p>
      <text:p text:style-name="P4">FROM vendedor v</text:p>
      <text:p text:style-name="P4">JOIN preciosum ps on v.numvend = ps.numvend</text:p>
      <text:p text:style-name="P4">JOIN pieza pi on ps.numpieza = pi.numpieza</text:p>
      <text:p text:style-name="P4">WHERE pi.preciovent &gt; 5000 OR ps.descuento &gt; 10</text:p>
      <text:p text:style-name="P2"/>
      <text:p text:style-name="P2">39.-Obtener el número y el nombre del vendedor así como, el número y nombre de las piezas de precio unitario mayor que 20000 que suministren, ordenados por número y nombre de vendedor y por nombre de la pieza. (8)</text:p>
      <text:p text:style-name="P2"/>
      <text:p text:style-name="P4">USE proveedores;</text:p>
      <text:p text:style-name="P4"/>
      <text:p text:style-name="P4">SELECT v.numvend, v.nomvend, pi.numpieza, pi.nompieza</text:p>
      <text:p text:style-name="P4">FROM vendedor v</text:p>
      <text:p text:style-name="P4">JOIN preciosum ps on v.numvend = ps.numvend</text:p>
      <text:p text:style-name="P4">JOIN pieza pi on ps.numpieza = pi.numpieza</text:p>
      <text:p text:style-name="P4">WHERE ps.preciounit &gt; 20000</text:p>
      <text:p text:style-name="P4">ORDER BY v.numvend ASC, v.nomvend ASC, pi.numpieza AS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40.-Pedidos y datos del vendedor cuya fecha de pedido no sea el 22 de octubre de 1992. (6)</text:p>
      <text:p text:style-name="P2"/>
      <text:p text:style-name="P4">USE proveedores;</text:p>
      <text:p text:style-name="P4"/>
      <text:p text:style-name="P4">SELECT v.numvend, v.nomvend, p.numpedido</text:p>
      <text:p text:style-name="P4">FROM vendedor v</text:p>
      <text:p text:style-name="P4">JOIN pedido p on v.numvend = p.numvend</text:p>
      <text:p text:style-name="P4">WHERE p.fecha NOT LIKE "1992-10-22"</text:p>
      <text:p text:style-name="P2"/>
      <text:p text:style-name="P2"/>
      <text:p text:style-name="P2"/>
      <text:p text:style-name="P2">41.-Precios de suministro de las piezas “DD-0001-210” y “FD-0001-144”, y número y nombre de los vendedores que las suministran. (6)</text:p>
      <text:p text:style-name="P2"/>
      <text:p text:style-name="P4"><text:s text:c="2"/>USE proveedores;</text:p>
      <text:p text:style-name="P4"/>
      <text:p text:style-name="P4">SELECT ps.numpieza, ps.preciounit, v.numvend, v.nomvend</text:p>
      <text:p text:style-name="P4">FROM vendedor v</text:p>
      <text:p text:style-name="P4">JOIN preciosum ps on v.numvend = ps.numvend</text:p>
      <text:p text:style-name="P4">WHERE ps.numpieza LIKE "DD-0001-210" OR <text:s/>ps.numpieza LIKE "FD-0001-144" </text:p>
      <text:p text:style-name="P4"/>
      <text:p text:style-name="P4"/>
      <text:p text:style-name="P2">COMPARADORES DE CADENA</text:p>
      <text:p text:style-name="P2"/>
      <text:p text:style-name="P2">42.-Lista las piezas (nombre) suministradas por aquellos proveedores cuyo nombre empiece por S. (3)</text:p>
      <text:p text:style-name="P2"/>
      <text:p text:style-name="P4">USE proveedores;</text:p>
      <text:p text:style-name="P4"/>
      <text:p text:style-name="P4">SELECT pi.nompieza, v.nomvend</text:p>
      <text:p text:style-name="P4">FROM vendedor v</text:p>
      <text:p text:style-name="P4">JOIN preciosum ps on v.numvend = ps.numvend</text:p>
      <text:p text:style-name="P4">JOIN pieza pi on ps.numpieza = pi.numpieza</text:p>
      <text:p text:style-name="P4">WHERE v.nomvend LIKE "S%"</text:p>
      <text:p text:style-name="P2"/>
      <text:p text:style-name="P2"/>
      <text:p text:style-name="P2"/>
      <text:p text:style-name="P2"><text:soft-page-break/>43.-Obtener el nombre de las piezas suministradas por aquellos proveedores cuyo nombre empiece por S y tengan como primer apellido MARTIN o PLA. (2)</text:p>
      <text:p text:style-name="P2"/>
      <text:p text:style-name="P2">USE proveedores;</text:p>
      <text:p text:style-name="P2"/>
      <text:p text:style-name="P4">SELECT pi.nompieza, v.nomvend</text:p>
      <text:p text:style-name="P4">FROM vendedor v</text:p>
      <text:p text:style-name="P4">JOIN preciosum ps on v.numvend = ps.numvend</text:p>
      <text:p text:style-name="P4">JOIN pieza pi on ps.numpieza = pi.numpieza</text:p>
      <text:p text:style-name="P4">WHERE v.nomvend LIKE "S%" AND (v.nomvend LIKE "% MARTIN %" OR v.nomvend LIKE "% PLA %")</text:p>
      <text:p text:style-name="P2"/>
      <text:p text:style-name="P2"/>
      <text:p text:style-name="P2">44.-Número y nombre de los vendedores cuyo nombre comience por J y contenga al menos otra J. (2)</text:p>
      <text:p text:style-name="P2"/>
      <text:p text:style-name="P4">USE proveedores;</text:p>
      <text:p text:style-name="P4"/>
      <text:p text:style-name="P4">SELECT numvend, nomvend</text:p>
      <text:p text:style-name="P4">FROM vendedor</text:p>
      <text:p text:style-name="P4">WHERE nomvend LIKE "J%J%" </text:p>
      <text:p text:style-name="P2"/>
      <text:p text:style-name="P2"/>
      <text:p text:style-name="P2">45.-Nombres de los vendedores que termina su nombre por Z. (5)</text:p>
      <text:p text:style-name="P2"/>
      <text:p text:style-name="P4">USE proveedores;</text:p>
      <text:p text:style-name="P4"/>
      <text:p text:style-name="P4">SELECT nomvend</text:p>
      <text:p text:style-name="P4">FROM vendedor</text:p>
      <text:p text:style-name="P4">WHERE nomvend LIKE "%z"</text:p>
      <text:p text:style-name="P4"/>
      <text:p text:style-name="P4"/>
      <text:p text:style-name="P4"/>
      <text:p text:style-name="P4"/>
      <text:p text:style-name="P4"/>
      <text:p text:style-name="P4"/>
      <text:p text:style-name="P4"/>
      <text:p text:style-name="P4"/>
      <text:p text:style-name="P2"><text:soft-page-break/>46.-Nombres de los vendedores que se apellidan MARTINEZ. (5)</text:p>
      <text:p text:style-name="P2"/>
      <text:p text:style-name="P4">USE proveedores;</text:p>
      <text:p text:style-name="P4"/>
      <text:p text:style-name="P4">SELECT nomvend</text:p>
      <text:p text:style-name="P4">FROM vendedor</text:p>
      <text:p text:style-name="P4">WHERE nomvend LIKE "% MARTINEZ" OR nomvend LIKE "% MARTINEZ %"</text:p>
      <text:p text:style-name="P4"/>
      <text:p text:style-name="P2"/>
      <text:p text:style-name="P2">47.-Nombre de los vendedores cuyo nombre empieza por M seguido de un carácter, una R y una cadena de n caracteres. (1)</text:p>
      <text:p text:style-name="P2"/>
      <text:p text:style-name="P4">USE proveedores;</text:p>
      <text:p text:style-name="P4"/>
      <text:p text:style-name="P4">SELECT nomvend</text:p>
      <text:p text:style-name="P4">FROM vendedor</text:p>
      <text:p text:style-name="P4">WHERE nomvend LIKE "M_R%n%"</text:p>
      <text:p text:style-name="P2"/>
      <text:p text:style-name="P2"/>
      <text:p text:style-name="P2">48.-Obtener los vendedores de la provincia de Valencia o Alicante que su nombre empieza por J o por M y tienen un número de vendedor entre 1 y 100. (3)</text:p>
      <text:p text:style-name="P2"/>
      <text:p text:style-name="P4">USE proveedores;</text:p>
      <text:p text:style-name="P4"/>
      <text:p text:style-name="P4">SELECT nomvend, provincia, numvend</text:p>
      <text:p text:style-name="P4">FROM vendedor</text:p>
      <text:p text:style-name="P4">WHERE (provincia LIKE "VALENCIA" OR provincia LIKE "ALICANTE") AND ((nomvend LIKE "J%" OR nomvend LIKE "M%") AND numvend BETWEEN 1 AND 100)</text:p>
      <text:p text:style-name="P4"/>
      <text:p text:style-name="P2"/>
      <text:p text:style-name="P2"/>
      <text:p text:style-name="P2"/>
      <text:p text:style-name="P2"/>
      <text:p text:style-name="P2"/>
      <text:p text:style-name="P2"/>
      <text:p text:style-name="P2"><text:soft-page-break/>49.-Listar los nombres y números de vendedores así como el número y nombre de las piezas que suministran para los vendedores de la provincia de Valencia o Alicante y el número de pieza tiene una longitud de 8 caracteres. Puedes usar la función LENGTH</text:p>
      <text:p text:style-name="P2">o los caracteres comodín. (10)</text:p>
      <text:p text:style-name="P2"/>
      <text:p text:style-name="P2">USE proveedores;</text:p>
      <text:p text:style-name="P4"/>
      <text:p text:style-name="P4">SELECT V.nomvend, V.numvend, P.numpieza, P.nompieza</text:p>
      <text:p text:style-name="P4">FROM vendedor V</text:p>
      <text:p text:style-name="P4">INNER JOIN preciosum PS ON V.numvend = PS.numvend</text:p>
      <text:p text:style-name="P4">INNER JOIN pieza P ON PS.numpieza = P.numpieza</text:p>
      <text:p text:style-name="P4">WHERE (V.provincia LIKE "VALENCIA" OR V.provincia LIKE "ALICANTE")</text:p>
      <text:p text:style-name="P4">AND LENGTH(P.numpieza) = 8;</text:p>
      <text:p text:style-name="P2"/>
      <text:p text:style-name="P2"/>
      <text:p text:style-name="P2"/>
      <text:p text:style-name="P2">50.-Obtener los nombres de pieza que venden los vendedores de apellido 'García'. (5)</text:p>
      <text:p text:style-name="P2"/>
      <text:p text:style-name="P4">USE proveedores;</text:p>
      <text:p text:style-name="P4"/>
      <text:p text:style-name="P4">SELECT pi.nompieza, v.nomvend</text:p>
      <text:p text:style-name="P4">FROM vendedor v</text:p>
      <text:p text:style-name="P4">JOIN preciosum ps on v.numvend = ps.numvend</text:p>
      <text:p text:style-name="P4">JOIN pieza pi on ps.numpieza = pi.numpieza</text:p>
      <text:p text:style-name="P4">WHERE nomvend LIKE "% GARCIA" OR nomvend LIKE "% GARCIA %"</text:p>
      <text:p text:style-name="P4"/>
      <text:p text:style-name="P4"/>
      <text:p text:style-name="P4"/>
      <text:p text:style-name="P4"/>
      <text:p text:style-name="P4"/>
      <text:p text:style-name="P4"/>
      <text:p text:style-name="P4"/>
      <text:p text:style-name="P4"/>
      <text:p text:style-name="P4"/>
      <text:p text:style-name="P2"><text:soft-page-break/>51.-Piezas que suministra algún vendedor cuyo numpieza contiene al menos una P o una A. (7)</text:p>
      <text:p text:style-name="P2"/>
      <text:p text:style-name="P4">USE proveedores;</text:p>
      <text:p text:style-name="P4"/>
      <text:p text:style-name="P4">SELECT distinct ps.numpieza</text:p>
      <text:p text:style-name="P4">FROM vendedor v</text:p>
      <text:p text:style-name="P4">JOIN preciosum ps on v.numvend = ps.numvend</text:p>
      <text:p text:style-name="P4">WHERE ps.numpieza LIKE "%P%" OR ps.numpieza LIKE "%A%"</text:p>
      <text:p text:style-name="P2"/>
      <text:p text:style-name="P2"/>
      <text:p text:style-name="P2">52.-Obtener todos los vendedores que tengan teléfono y o bien el nombre de la empresa no es S.A. o bien el nombre de la empresa empieza por HALA. (7)</text:p>
      <text:p text:style-name="P2"/>
      <text:p text:style-name="P4">USE proveedores;</text:p>
      <text:p text:style-name="P4"/>
      <text:p text:style-name="P4">SELECT nomvend, nombrecomer, telefono</text:p>
      <text:p text:style-name="P4">FROM vendedor</text:p>
      <text:p text:style-name="P4">WHERE telefono IS NOT NULL AND (nombrecomer not like "% S.A%" OR nombrecomer LIKE "HALA%")</text:p>
      <text:p text:style-name="P2"/>
      <text:p text:style-name="P2"/>
      <text:p text:style-name="P2">53.-Listar las piezas (número y nombre) con un descuento entre 1 y 10 cuyo nombre contenga una O y que las hayan vendido proveedores cuyo número oscile entre el 1 y el 1000. (1)</text:p>
      <text:p text:style-name="P2"/>
      <text:p text:style-name="P4">USE proveedores;</text:p>
      <text:p text:style-name="P4"/>
      <text:p text:style-name="P4">SELECT distinct pi.numpieza, pi.nompieza, ps.descuento, v.numvend</text:p>
      <text:p text:style-name="P4">FROM vendedor v</text:p>
      <text:p text:style-name="P4">JOIN preciosum ps on v.numvend = ps.numvend</text:p>
      <text:p text:style-name="P4">JOIN pieza pi on ps.numpieza = pi.numpieza</text:p>
      <text:p text:style-name="P4">join pedido p on p.numvend = v.numvend</text:p>
      <text:p text:style-name="P4">WHERE ps.descuento &gt; 1 and ps.descuento &lt; 10 and pi.nompieza LIKE "%O%" AND v.numvend &gt; 1 and v.numvend &lt; 1000</text:p>
      <text:p text:style-name="P2"/>
      <text:p text:style-name="P2"/>
      <text:p text:style-name="P2"><text:soft-page-break/>54.-Obtener nombre de vendedores y nombre de piezas que suministran aquellos vendedores cuyo primer apellido tiene 5 letras y el nombre de la pieza contiene un 3, ordenado en orden alfabético. (3)</text:p>
      <text:p text:style-name="P2"/>
      <text:p text:style-name="P4">USE proveedores;</text:p>
      <text:p text:style-name="P4"/>
      <text:p text:style-name="P4">SELECT distinct V.nomvend, P.nompieza</text:p>
      <text:p text:style-name="P4">FROM vendedor V</text:p>
      <text:p text:style-name="P4">INNER JOIN preciosum PS ON V.numvend = PS.numvend</text:p>
      <text:p text:style-name="P4">INNER JOIN pieza P ON PS.numpieza = P.numpieza</text:p>
      <text:p text:style-name="P4">WHERE V.nomvend LIKE "% _____ %" AND P.nompieza LIKE '%3%'</text:p>
      <text:p text:style-name="P4">ORDER BY V.nomvend, P.nompieza;</text:p>
      <text:p text:style-name="P2"/>
      <text:p text:style-name="P2"/>
      <text:p text:style-name="P2">55.-Obtener <text:span text:style-name="T2">l</text:span>os nombres de las piezas, su preciovent, el precio de suministro y el número de vendedor de aquellas piezas que son TECLADO, las suministran los vendedores 100, 300 y 400 con un precio de venta entre 1000 y 100000 y un precio unitario entre 100 y 50000. (2)</text:p>
      <text:p text:style-name="P2"/>
      <text:p text:style-name="P4">USE proveedores;</text:p>
      <text:p text:style-name="P4"/>
      <text:p text:style-name="P4">SELECT pi.nompieza, pi.preciovent, ps.preciounit, v.numvend</text:p>
      <text:p text:style-name="P4">FROM vendedor v</text:p>
      <text:p text:style-name="P4">JOIN preciosum ps on v.numvend = ps.numvend</text:p>
      <text:p text:style-name="P4">JOIN pieza pi on ps.numpieza = pi.numpieza</text:p>
      <text:p text:style-name="P4">WHERE pi.nompieza LIKE "TECLADO % %" AND v.numvend LIKE "100" </text:p>
      <text:p text:style-name="P4">AND pi.preciovenT BETWEEN "1000" AND "100000" </text:p>
      <text:p text:style-name="P4">AND ps.preciounit BETWEEN "100" AND "50000"</text:p>
      <text:p text:style-name="P2"/>
      <text:p text:style-name="P2"/>
      <text:p text:style-name="P2"/>
      <text:p text:style-name="P2"/>
      <text:p text:style-name="P2"/>
      <text:p text:style-name="P2"/>
      <text:p text:style-name="P2"/>
      <text:p text:style-name="P2"/>
      <text:p text:style-name="P2"/>
      <text:p text:style-name="P2"><text:soft-page-break/>56.-Obtener el número de pieza y el precio de los monitores. (3)</text:p>
      <text:p text:style-name="P2"/>
      <text:p text:style-name="P4">USE proveedores;</text:p>
      <text:p text:style-name="P4"/>
      <text:p text:style-name="P4">SELECT numpieza, preciovent</text:p>
      <text:p text:style-name="P4">FROM pieza</text:p>
      <text:p text:style-name="P4">WHERE nompieza LIKE "MONITOR % %"</text:p>
      <text:p text:style-name="P4"/>
      <text:p text:style-name="P4"/>
      <text:p text:style-name="P2">57.-Nombre de las piezas suministradas desde la Comunidad Valenciana cuyo nombre contiene las cadenas IBM o SEAGATE. (5)</text:p>
      <text:p text:style-name="P2"/>
      <text:p text:style-name="P4">USE proveedores;</text:p>
      <text:p text:style-name="P4"/>
      <text:p text:style-name="P4">SELECT distinct P.nompieza</text:p>
      <text:p text:style-name="P4">FROM pieza P</text:p>
      <text:p text:style-name="P4">JOIN preciosum PS ON P.numpieza = PS.numpieza</text:p>
      <text:p text:style-name="P4">JOIN vendedor V ON PS.numvend = V.numvend</text:p>
      <text:p text:style-name="P4">WHERE (V.provincia = 'VALENCIA' OR V.provincia = 'ALICANTE')</text:p>
      <text:p text:style-name="P4">AND (P.nompieza LIKE '%IBM%' OR P.nompieza LIKE '% SEAGATE')</text:p>
      <text:p text:style-name="P2"/>
      <text:p text:style-name="P2"/>
      <text:p text:style-name="P2">58.-Obtener los vendedores que pertenecen a la empresa Harw S.A. y viven en las calles Ciscar o Salamanca. (2)</text:p>
      <text:p text:style-name="P2"/>
      <text:p text:style-name="P4">USE proveedores;</text:p>
      <text:p text:style-name="P4"/>
      <text:p text:style-name="P4">SELECT distinct nomvend</text:p>
      <text:p text:style-name="P4">FROM vendedor</text:p>
      <text:p text:style-name="P4">WHERE nombrecomer LIKE "HARW S.A." AND (calle LIKE "SALAMANCA%" OR calle LIKE "CISCAR%")</text:p>
      <text:p text:style-name="P2"/>
      <text:p text:style-name="P2"/>
      <text:p text:style-name="P2"/>
      <text:p text:style-name="P2"/>
      <text:p text:style-name="P2"/>
      <text:p text:style-name="P2"/>
      <text:p text:style-name="P2"><text:soft-page-break/>59.-Obtener nombres de vendedores y números de pieza que suministran aquellos vendedores cuyo apellido comienza por Martín. Ordénalos alfabéticamente. (7<text:span text:style-name="T3">)</text:span></text:p>
      <text:p text:style-name="P2"/>
      <text:p text:style-name="P4">USE proveedores;</text:p>
      <text:p text:style-name="P4"/>
      <text:p text:style-name="P4">SELECT distinct V.nomvend, PS.numpieza</text:p>
      <text:p text:style-name="P4">FROM vendedor V</text:p>
      <text:p text:style-name="P4">INNER JOIN preciosum PS ON V.numvend = PS.numvend</text:p>
      <text:p text:style-name="P4">WHERE V.nomvend LIKE '%MARTIN%'</text:p>
      <text:p text:style-name="P4">ORDER BY V.nomvend, PS.numpieza</text:p>
      <text:p text:style-name="P4"/>
      <text:p text:style-name="P4"/>
      <text:p text:style-name="P3">EXPRESIONES DE FECHA</text:p>
      <text:p text:style-name="P3"/>
      <text:p text:style-name="P3">60.-Obtener el número de pieza de las piezas que se recuenten el 15/10/92. (3)</text:p>
      <text:p text:style-name="P3"/>
      <text:p text:style-name="P6">USE proveedores;</text:p>
      <text:p text:style-name="P6"/>
      <text:p text:style-name="P6">SELECT numpieza</text:p>
      <text:p text:style-name="P6">FROM inventario</text:p>
      <text:p text:style-name="P6">WHERE fecharecuento = "1992-10-15"</text:p>
      <text:p text:style-name="P3"/>
      <text:p text:style-name="P3"/>
      <text:p text:style-name="P3">61.-Números de pieza de las piezas que se recuentan entre el 1 de Octubre de 1992 y el 31 de Octubre de 1992. (4)</text:p>
      <text:p text:style-name="P3"/>
      <text:p text:style-name="P6">USE proveedores;</text:p>
      <text:p text:style-name="P6"/>
      <text:p text:style-name="P6">SELECT numpieza</text:p>
      <text:p text:style-name="P6">FROM inventario</text:p>
      <text:p text:style-name="P6">WHERE fecharecuento BETWEEN "1992-10-01" AND "1992-10-30"</text:p>
      <text:p text:style-name="P3"/>
      <text:p text:style-name="P3"/>
      <text:p text:style-name="P3"/>
      <text:p text:style-name="P3"/>
      <text:p text:style-name="P3"/>
      <text:p text:style-name="P3"><text:soft-page-break/>62.-Número y fecha de los pedidos realizados en el segundo semestre del 92. (6)</text:p>
      <text:p text:style-name="P3"/>
      <text:p text:style-name="P6">USE proveedores;</text:p>
      <text:p text:style-name="P6"/>
      <text:p text:style-name="P6">SELECT numpieza</text:p>
      <text:p text:style-name="P6">FROM inventario</text:p>
      <text:p text:style-name="P6">WHERE fechaRECUENTO BETWEEN '1992-07-01' AND '1992-12-31'</text:p>
      <text:p text:style-name="P3"/>
      <text:p text:style-name="P3"/>
      <text:p text:style-name="P3">63.-Nombre de los vendedores que sirvieron piezas en la primera quincena de mayo del 92. (1)</text:p>
      <text:p text:style-name="P3"/>
      <text:p text:style-name="P6">USE proveedores;</text:p>
      <text:p text:style-name="P6"/>
      <text:p text:style-name="P6">SELECT distinct V.nomvend</text:p>
      <text:p text:style-name="P6">FROM vendedor V</text:p>
      <text:p text:style-name="P6">INNER JOIN preciosum PS ON V.numvend = PS.numvend</text:p>
      <text:p text:style-name="P6">INNER JOIN pedido P ON PS.numvend = P.numvend</text:p>
      <text:p text:style-name="P6">WHERE P.fecha BETWEEN '1992-05-01' AND '1992-05-15'</text:p>
      <text:p text:style-name="P3"/>
      <text:p text:style-name="P3"/>
      <text:p text:style-name="P3">64.-Número, nombre de vendedor y mes en que se les envió un pedido de discos duros. (2)</text:p>
      <text:p text:style-name="P3"/>
      <text:p text:style-name="P6">USE proveedores;</text:p>
      <text:p text:style-name="P6"/>
      <text:p text:style-name="P6">SELECT V.numvend, V.nomvend, MONTHNAME(P.fecha) AS mes_fecha</text:p>
      <text:p text:style-name="P6">FROM pedido P</text:p>
      <text:p text:style-name="P6">JOIN vendedor V ON P.numvend = V.numvend</text:p>
      <text:p text:style-name="P6">JOIN linped L ON P.numpedido = L.numpedido</text:p>
      <text:p text:style-name="P6">JOIN pieza PI ON L.numpieza = PI.numpieza</text:p>
      <text:p text:style-name="P6">WHERE PI.nompieza LIKE '%DISCO DURO%'</text:p>
      <text:p text:style-name="P3"/>
      <text:p text:style-name="P3"/>
      <text:p text:style-name="P3"/>
      <text:p text:style-name="P3"/>
      <text:p text:style-name="P3"/>
      <text:p text:style-name="P3"><text:soft-page-break/>65.-Años en que se ha efectuado algún recuento. (2)</text:p>
      <text:p text:style-name="P3"/>
      <text:p text:style-name="P6">USE proveedores;</text:p>
      <text:p text:style-name="P6"/>
      <text:p text:style-name="P6">SELECT distinct year(fecharecuento)</text:p>
      <text:p text:style-name="P6">FROM inventario</text:p>
      <text:p text:style-name="P6"/>
      <text:p text:style-name="P3"/>
      <text:p text:style-name="P3">66.-Número y nombre de las piezas que sirvieron los proveedores los días 10 de cada mes. (4)</text:p>
      <text:p text:style-name="P3"/>
      <text:p text:style-name="P6">USE proveedores;</text:p>
      <text:p text:style-name="P6"/>
      <text:p text:style-name="P6">SELECT p.numpieza, p.nompieza</text:p>
      <text:p text:style-name="P6">FROM pieza p</text:p>
      <text:p text:style-name="P6">JOIN linped l ON p.numpieza = l.numpieza</text:p>
      <text:p text:style-name="P6">JOIN pedido pe ON l.numpedido = pe.numpedido</text:p>
      <text:p text:style-name="P6">WHERE DAY(l.fecharecep) = 10;</text:p>
      <text:p text:style-name="P3"/>
      <text:p text:style-name="P3"/>
      <text:p text:style-name="P3"/>
      <text:p text:style-name="P3">67.-Número y descripción de las piezas que sirvieron los proveedores en el 95 (fecharecep) y cuyo precio de compra es superior al de suministro. (1)</text:p>
      <text:p text:style-name="P3"/>
      <text:p text:style-name="P6">USE proveedores;</text:p>
      <text:p text:style-name="P6"/>
      <text:p text:style-name="P6">SELECT distinct p.numpieza, p.nompieza</text:p>
      <text:p text:style-name="P6">FROM pieza p</text:p>
      <text:p text:style-name="P6">INNER JOIN linped l ON p.numpieza = l.numpieza</text:p>
      <text:p text:style-name="P6">INNER JOIN pedido pe ON l.numpedido = pe.numpedido</text:p>
      <text:p text:style-name="P6">INNER JOIN preciosum ps ON p.numpieza = ps.numpieza</text:p>
      <text:p text:style-name="P6">WHERE YEAR(l.fecharecep) = 1995 AND ps.preciounit &lt; l.preciocompra</text:p>
      <text:p text:style-name="P6"/>
      <text:p text:style-name="P3"/>
      <text:p text:style-name="P3"/>
      <text:p text:style-name="P3"/>
      <text:p text:style-name="P3"/>
      <text:p text:style-name="P3"/>
      <text:p text:style-name="P3"><text:soft-page-break/>68.-Obtener los números de pedido, precio de compra y cantidad pedida de los números de línea 1 y recibidas en fecha 10-05-92. (1)</text:p>
      <text:p text:style-name="P3"/>
      <text:p text:style-name="P6">USE proveedores;</text:p>
      <text:p text:style-name="P6"/>
      <text:p text:style-name="P6">SELECT l.numpedido, l.preciocompra, l.cantpedida</text:p>
      <text:p text:style-name="P6">FROM linped l</text:p>
      <text:p text:style-name="P6">WHERE l.numlinea = "1" AND l.fecharecep = '1992-05-10'</text:p>
      <text:p text:style-name="P3"/>
      <text:p text:style-name="P3"/>
      <text:p text:style-name="P3"/>
      <text:p text:style-name="P3"/>
      <text:p text:style-name="P3"/>
      <text:p text:style-name="P3"/>
      <text:p text:style-name="P3"/>
      <text:p text:style-name="P3">69.-Número y descripción de piezas que fueron recontadas en fecha anterior a la fecha de su compra(fecha del pedido) siempre que el año de compra sea como máximo el 1992. (1)</text:p>
      <text:p text:style-name="P3"/>
      <text:p text:style-name="P6">USE proveedores;</text:p>
      <text:p text:style-name="P6"/>
      <text:p text:style-name="P6">SELECT distinct p.numpieza, p.nompieza</text:p>
      <text:p text:style-name="P6">FROM pieza p</text:p>
      <text:p text:style-name="P6">JOIN linped l ON p.numpieza = l.numpieza</text:p>
      <text:p text:style-name="P6">JOIN pedido pe ON l.numpedido = pe.numpedido</text:p>
      <text:p text:style-name="P6">JOIN inventario i ON p.numpieza = i.numpieza</text:p>
      <text:p text:style-name="P6">WHERE i.fecharecuento &lt; pe.fecha AND YEAR(pe.fecha) &lt;= 1992</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70.-Número de pieza, descripción, fecha de recepción y cantidad recibida, de las piezas recibidas en el año 1995 y el precio de venta está entre 5000 y 10000. (2)</text:p>
      <text:p text:style-name="P3"/>
      <text:p text:style-name="P7"><text:span text:style-name="Source_20_Text"><text:span text:style-name="T4">USE proveedores;</text:span></text:span></text:p>
      <text:p text:style-name="P7"><text:span text:style-name="Source_20_Text"/></text:p>
      <text:p text:style-name="P7"><text:span text:style-name="Source_20_Text"><text:span text:style-name="T4">SELECT p.numpieza, p.nompieza, l.fecharecep, l.cantrecibida</text:span></text:span></text:p>
      <text:p text:style-name="P7"><text:span text:style-name="Source_20_Text"><text:span text:style-name="T4">FROM pieza p</text:span></text:span></text:p>
      <text:p text:style-name="P7"><text:span text:style-name="Source_20_Text"><text:span text:style-name="T4">JOIN linped l on p.numpieza = l.numpieza</text:span></text:span></text:p>
      <text:p text:style-name="P7"><text:span text:style-name="Source_20_Text"><text:span text:style-name="T4">WHERE YEAR(l.fecharecep) = 1995 AND p.preciovent BETWEEN 5000 AND 10000;</text:span></text:span></text:p>
      <text:p text:style-name="P7"><text:span text:style-name="Source_20_Text"/></text:p>
      <text:p text:style-name="P7"><text:span text:style-name="Source_20_Text"/></text:p>
      <text:p text:style-name="P7"><text:span text:style-name="Source_20_Text"/></text:p>
      <text:p text:style-name="P7"><text:span text:style-name="Source_20_Text"><text:span text:style-name="T6">FUNCIONES DE AGREGADO</text:span></text:span></text:p>
      <text:p text:style-name="P7"><text:span text:style-name="Source_20_Text"><text:span text:style-name="T6">71.-Obtener la diferencia entre cantidad pedida y cantidad recibida de las líneas del pedido 1. (diferencia 2)</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umlinea, (cantpedida - cantrecibida) AS diferencia</text:span></text:span></text:p>
      <text:p text:style-name="P7"><text:span text:style-name="Source_20_Text"><text:span text:style-name="T4">FROM linped</text:span></text:span></text:p>
      <text:p text:style-name="P7"><text:span text:style-name="Source_20_Text"><text:span text:style-name="T4">WHERE numpedido = 1;</text:span></text:span></text:p>
      <text:p text:style-name="P7"><text:span text:style-name="Source_20_Text"/></text:p>
      <text:p text:style-name="P7"><text:span text:style-name="Source_20_Text"/></text:p>
      <text:p text:style-name="P7"><text:span text:style-name="Source_20_Text"><text:span text:style-name="T6">72.-Media de días de diferencia entre la fecha del pedido 1 y de entrega (fecharecep) de las distintas piezas. (promedio 6 días 9:36:00)</text:span></text:span></text:p>
      <text:p text:style-name="P7"><text:span text:style-name="Source_20_Text"/></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AVG(DATEDIFF(l.fecharecep, p.fecha)) AS promedio_dias</text:span></text:span></text:p>
      <text:p text:style-name="P7"><text:span text:style-name="Source_20_Text"><text:span text:style-name="T4">FROM linped l</text:span></text:span></text:p>
      <text:p text:style-name="P7"><text:span text:style-name="Source_20_Text"><text:span text:style-name="T4">JOIN pedido p ON l.numpedido = p.numpedido</text:span></text:span></text:p>
      <text:p text:style-name="P7"><text:span text:style-name="Source_20_Text"><text:span text:style-name="T4">WHERE l.numpedido = 1</text:span></text:span></text:p>
      <text:p text:style-name="P7"><text:span text:style-name="Source_20_Text"/></text:p>
      <text:p text:style-name="P7"><text:span text:style-name="Source_20_Text"/></text:p>
      <text:p text:style-name="P7"><text:span text:style-name="Source_20_Text"/></text:p>
      <text:p text:style-name="P7"><text:span text:style-name="Source_20_Text"><text:span text:style-name="T6">73.-Obtener la cantidad de provincias distintas de las que tenemos conocimiento de algún proveedor. (valor 7)</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COUNT( distinct provincia) AS cantidad_provincias</text:span></text:span></text:p>
      <text:p text:style-name="P7"><text:span text:style-name="Source_20_Text"><text:span text:style-name="T4">FROM vendedor;</text:span></text:span></text:p>
      <text:p text:style-name="P7"><text:span text:style-name="Source_20_Text"/></text:p>
      <text:p text:style-name="P7"><text:soft-page-break/><text:span text:style-name="Source_20_Text"/></text:p>
      <text:p text:style-name="P7"><text:span text:style-name="Source_20_Text"/></text:p>
      <text:p text:style-name="P7"><text:span text:style-name="Source_20_Text"><text:span text:style-name="T6">74.-Mínima diferencia entre precio de compra y precio de suministro del vendedor al que se le compró. (valor -4000)</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MIN(l.preciocompra - ps.preciounit) AS minima_diferencia</text:span></text:span></text:p>
      <text:p text:style-name="P7"><text:span text:style-name="Source_20_Text"><text:span text:style-name="T4">FROM linped l</text:span></text:span></text:p>
      <text:p text:style-name="P7"><text:span text:style-name="Source_20_Text"><text:span text:style-name="T4">JOIN pedido p ON l.numpedido = p.numpedido</text:span></text:span></text:p>
      <text:p text:style-name="P7"><text:span text:style-name="Source_20_Text"><text:span text:style-name="T4">JOIN preciosum ps ON l.numpieza = ps.numpieza AND p.numvend = ps.numvend</text:span></text:span></text:p>
      <text:p text:style-name="P7"><text:span text:style-name="Source_20_Text"/></text:p>
      <text:p text:style-name="P7"><text:span text:style-name="Source_20_Text"/></text:p>
      <text:p text:style-name="P7"><text:span text:style-name="Source_20_Text"/></text:p>
      <text:p text:style-name="P7"><text:span text:style-name="Source_20_Text"><text:span text:style-name="T6">75.-Medía de precios distintos de venta de piezas. (valor 12306,1111). Ten cuidado que la columna del Data Output sea lo suficiente grande para ver el resultado completo.</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AVG(distinct preciovent) AS media_precios_distintos</text:span></text:span></text:p>
      <text:p text:style-name="P7"><text:span text:style-name="Source_20_Text"><text:span text:style-name="T4">FROM pieza;</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span text:style-name="T6">76.-Máximo descuento (en dinero) de las piezas suministradas. (valor 5250)</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MAX(preciounit * (descuento / 100)) AS max_descuento_en_dinero</text:span></text:span></text:p>
      <text:p text:style-name="P7"><text:span text:style-name="Source_20_Text"><text:span text:style-name="T4">FROM preciosum;</text:span></text:span></text:p>
      <text:p text:style-name="P7"><text:span text:style-name="Source_20_Text"/></text:p>
      <text:p text:style-name="P7"><text:span text:style-name="Source_20_Text"/></text:p>
      <text:p text:style-name="P7"><text:span text:style-name="Source_20_Text"><text:span text:style-name="T6">77.-Número, nombre y máxima diferencia entre precio de venta y precio unitario de la(s) pieza(s) que suministran los vendedores de Alicante. (19)</text:span></text:span></text:p>
      <text:p text:style-name="P7"><text:span text:style-name="Source_20_Text"/></text:p>
      <text:p text:style-name="P7"><text:span text:style-name="Source_20_Text"><text:span text:style-name="T4">SELECT p.numpieza, p.nompieza, MAX(p.preciovent - ps.preciounit) AS max_diferencia</text:span></text:span></text:p>
      <text:p text:style-name="P7"><text:span text:style-name="Source_20_Text"><text:span text:style-name="T4">FROM pieza p</text:span></text:span></text:p>
      <text:p text:style-name="P7"><text:soft-page-break/><text:span text:style-name="Source_20_Text"><text:span text:style-name="T4">JOIN preciosum ps ON p.numpieza = ps.numpieza</text:span></text:span></text:p>
      <text:p text:style-name="P7"><text:span text:style-name="Source_20_Text"><text:span text:style-name="T4">JOIN vendedor v ON ps.numvend = v.numvend</text:span></text:span></text:p>
      <text:p text:style-name="P7"><text:span text:style-name="Source_20_Text"><text:span text:style-name="T4">WHERE v.provincia = 'Alicante'</text:span></text:span></text:p>
      <text:p text:style-name="P7"><text:span text:style-name="Source_20_Text"><text:span text:style-name="T4">GROUP BY p.numpieza, p.nompieza;</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span text:style-name="T6">78.-Mostrar para los vendedores de Asturias, los números de pedido, la cantidad de piezas que lo componen así como su precio de compra máximo y mínimo. Etiqueta las columnas convenientemente. (valores 6, 2, 9900,1500</text:span></text:span><text:span text:style-name="Source_20_Text"><text:span text:style-name="T7">)</text:span></text:span></text:p>
      <text:p text:style-name="P7"><text:span text:style-name="Source_20_Text"/></text:p>
      <text:p text:style-name="P7"><text:span text:style-name="Source_20_Text"><text:span text:style-name="T5">USE proveedores;</text:span></text:span></text:p>
      <text:p text:style-name="P7"><text:span text:style-name="Source_20_Text"/></text:p>
      <text:p text:style-name="P7"><text:span text:style-name="Source_20_Text"><text:span text:style-name="T5">SELECT pe.numpedido AS Numero_Pedido,</text:span></text:span></text:p>
      <text:p text:style-name="P7"><text:span text:style-name="Source_20_Text"><text:span text:style-name="T5"><text:s text:c="4"/>COUNT(lp.numpieza) AS Cantidad_Piezas,</text:span></text:span></text:p>
      <text:p text:style-name="P7"><text:span text:style-name="Source_20_Text"><text:span text:style-name="T5"><text:s text:c="4"/>MAX(lp.preciocompra) AS Precio_Compra_Maximo,</text:span></text:span></text:p>
      <text:p text:style-name="P7"><text:span text:style-name="Source_20_Text"><text:span text:style-name="T5"><text:s text:c="4"/>MIN(lp.preciocompra) AS Precio_Compra_Minimo</text:span></text:span></text:p>
      <text:p text:style-name="P7"><text:span text:style-name="Source_20_Text"><text:span text:style-name="T5">FROM pedido pe</text:span></text:span></text:p>
      <text:p text:style-name="P7"><text:span text:style-name="Source_20_Text"><text:span text:style-name="T5">JOIN linped lp ON pe.numpedido = lp.numpedido</text:span></text:span></text:p>
      <text:p text:style-name="P7"><text:span text:style-name="Source_20_Text"><text:span text:style-name="T5">JOIN vendedor v ON pe.numvend = v.numvend</text:span></text:span></text:p>
      <text:p text:style-name="P7"><text:span text:style-name="Source_20_Text"><text:span text:style-name="T5">WHERE v.provincia = 'Asturias'</text:span></text:span></text:p>
      <text:p text:style-name="P7"><text:span text:style-name="Source_20_Text"><text:span text:style-name="T5">GROUP BY pe.numpedido;</text:span></text:span></text:p>
      <text:p text:style-name="P7"><text:span text:style-name="Source_20_Text"/></text:p>
      <text:p text:style-name="P7"><text:span text:style-name="Source_20_Text"/></text:p>
      <text:p text:style-name="P7"><text:span text:style-name="Source_20_Text"><text:span text:style-name="T6">79.-Cantidad de piezas que ofertan los proveedores. (valor 19)</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COUNT(DISTINCT numpieza) AS cantidad_piezas_ofertadas</text:span></text:span></text:p>
      <text:p text:style-name="P7"><text:span text:style-name="Source_20_Text"><text:span text:style-name="T4">FROM preciosum;</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span text:style-name="T6">80.-Cantidad de vendedores de nuestra BD. (valor 22)</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COUNT(*) AS cantidad_vendedores</text:span></text:span></text:p>
      <text:p text:style-name="P7"><text:span text:style-name="Source_20_Text"><text:span text:style-name="T4">FROM vendedor;</text:span></text:span></text:p>
      <text:p text:style-name="P7"><text:span text:style-name="Source_20_Text"/></text:p>
      <text:p text:style-name="P7"><text:soft-page-break/><text:span text:style-name="Source_20_Text"/></text:p>
      <text:p text:style-name="P7"><text:span text:style-name="Source_20_Text"/></text:p>
      <text:p text:style-name="P7"><text:span text:style-name="Source_20_Text"><text:span text:style-name="T6">81.-Total de la diferencia en dinero entre lo pagado por compra de artículos y sus respectivos precios de suministro ofrecidos en su día por los proveedores si el segundo precio es menor que el primero. (valor 656700)</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SUM(lp.preciocompra - ps.preciounit) AS total_diferencia_dinero</text:span></text:span></text:p>
      <text:p text:style-name="P7"><text:span text:style-name="Source_20_Text"><text:span text:style-name="T4">FROM linped lp</text:span></text:span></text:p>
      <text:p text:style-name="P7"><text:span text:style-name="Source_20_Text"><text:span text:style-name="T4">JOIN preciosum ps ON lp.numpieza = ps.numpieza</text:span></text:span></text:p>
      <text:p text:style-name="P7"><text:span text:style-name="Source_20_Text"><text:span text:style-name="T4">WHERE lp.preciocompra &gt; ps.preciounit;</text:span></text:span></text:p>
      <text:p text:style-name="P7"><text:span text:style-name="Source_20_Text"/></text:p>
      <text:p text:style-name="P7"><text:span text:style-name="Source_20_Text"/></text:p>
      <text:p text:style-name="P7"><text:span text:style-name="Source_20_Text"/></text:p>
      <text:p text:style-name="P7"><text:span text:style-name="Source_20_Text"><text:span text:style-name="T6">82.-Obtener la media de la diferencia entre el precio de venta y el de suministro indicando nombre y número de la pieza, precio de venta y diferencia media. (19)</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p.numpieza AS Numero_Pieza, p.nompieza AS Nombre_Pieza, AVG(p.preciovent - ps.preciounit) AS Diferencia_Media, AVG(p.preciovent) AS Precio_Venta</text:span></text:span></text:p>
      <text:p text:style-name="P7"><text:span text:style-name="Source_20_Text"><text:span text:style-name="T4">FROM preciosum ps</text:span></text:span></text:p>
      <text:p text:style-name="P7"><text:span text:style-name="Source_20_Text"><text:span text:style-name="T4">JOIN pieza p ON ps.numpieza = p.numpieza</text:span></text:span></text:p>
      <text:p text:style-name="P7"><text:span text:style-name="Source_20_Text"><text:span text:style-name="T4">GROUP BY p.numpieza, p.nompieza;</text:span></text:span></text:p>
      <text:p text:style-name="P7"><text:span text:style-name="Source_20_Text"/></text:p>
      <text:p text:style-name="P7"><text:span text:style-name="Source_20_Text"><text:span text:style-name="T6">83.-Obtener para cada pedido, la cantidad pedida así como la diferencia entre cantidad pedida y cantidad recibida. (7)</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umpedido AS Numero_Pedido, SUM(cantpedida) - SUM(cantrecibida) AS Diferencia_Cantidad</text:span></text:span></text:p>
      <text:p text:style-name="P7"><text:span text:style-name="Source_20_Text"><text:span text:style-name="T4">FROM linped</text:span></text:span></text:p>
      <text:p text:style-name="P7"><text:span text:style-name="Source_20_Text"><text:span text:style-name="T4">GROUP BY numpedido;</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oft-page-break/><text:span text:style-name="Source_20_Text"><text:span text:style-name="T6">84.-Obtener la cantidad de vendedores de cada empresa, indicando cantidad y nombre de la misma, ordenado descendentemente por cantidad de empleados. (14)</text:span></text:span></text:p>
      <text:p text:style-name="P7"><text:span text:style-name="Source_20_Text"/></text:p>
      <text:p text:style-name="P8">USE proveedores;</text:p>
      <text:p text:style-name="P8"/>
      <text:p text:style-name="P8">SELECT nombrecomer AS Nombre_Empresa, COUNT(*) AS Cantidad_Vendedores</text:p>
      <text:p text:style-name="P8">FROM vendedor</text:p>
      <text:p text:style-name="P8">GROUP BY nombrecomer</text:p>
      <text:p text:style-name="P8">ORDER BY Cantidad_Vendedores DESC;</text:p>
      <text:p text:style-name="P7"><text:span text:style-name="Source_20_Text"/></text:p>
      <text:p text:style-name="P7"><text:span text:style-name="Source_20_Text"/></text:p>
      <text:p text:style-name="P7"><text:span text:style-name="Source_20_Text"/></text:p>
      <text:p text:style-name="P7"><text:span text:style-name="Source_20_Text"><text:span text:style-name="T6">85.-Obtener, por pieza recibida, la máxima diferencia entre cantidad pedida y cantidad recibida de entre todas las veces en que fue servida. (9)</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umpieza AS Numero_Pieza, MAX(cantpedida - cantrecibida) AS Maxima_Diferencia</text:span></text:span></text:p>
      <text:p text:style-name="P7"><text:span text:style-name="Source_20_Text"><text:span text:style-name="T4">FROM linped</text:span></text:span></text:p>
      <text:p text:style-name="P7"><text:span text:style-name="Source_20_Text"><text:span text:style-name="T4">GROUP BY numpieza;</text:span></text:span></text:p>
      <text:p text:style-name="P7"><text:span text:style-name="Source_20_Text"/></text:p>
      <text:p text:style-name="P7"><text:span text:style-name="Source_20_Text"/></text:p>
      <text:p text:style-name="P7"><text:span text:style-name="Source_20_Text"><text:span text:style-name="T6">86.-Obtener el número total de vendedores que suministran cada pieza. (19)</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umpieza AS Numero_Pieza, COUNT(DISTINCT numvend) AS Total_Vendedores</text:span></text:span></text:p>
      <text:p text:style-name="P7"><text:span text:style-name="Source_20_Text"><text:span text:style-name="T4">FROM preciosum</text:span></text:span></text:p>
      <text:p text:style-name="P7"><text:span text:style-name="Source_20_Text"><text:span text:style-name="T4">GROUP BY numpieza;</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span text:style-name="T6">87.-Obtener número de pieza y número total de vendedores que la suministran para piezas con un precio de venta mayor de 25000. (3)</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oft-page-break/><text:span text:style-name="Source_20_Text"><text:span text:style-name="T4">SELECT numpieza AS Numero_Pieza,COUNT(DISTINCT numvend) AS Total_Vendedores</text:span></text:span></text:p>
      <text:p text:style-name="P7"><text:span text:style-name="Source_20_Text"><text:span text:style-name="T4">FROM preciosum</text:span></text:span></text:p>
      <text:p text:style-name="P7"><text:span text:style-name="Source_20_Text"><text:span text:style-name="T4">WHERE preciounit &gt; 25000</text:span></text:span></text:p>
      <text:p text:style-name="P7"><text:span text:style-name="Source_20_Text"><text:span text:style-name="T4">GROUP BY numpieza;</text:span></text:span></text:p>
      <text:p text:style-name="P7"><text:span text:style-name="Source_20_Text"/></text:p>
      <text:p text:style-name="P7"><text:span text:style-name="Source_20_Text"/></text:p>
      <text:p text:style-name="P7"><text:span text:style-name="Source_20_Text"><text:span text:style-name="T6">88.-De cada pieza obtener el precio unitario medio de suministro. (19)</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umpieza AS Numero_Pieza, AVG(preciounit) AS Precio_Unitario_Medio</text:span></text:span></text:p>
      <text:p text:style-name="P7"><text:span text:style-name="Source_20_Text"><text:span text:style-name="T4">FROM preciosum</text:span></text:span></text:p>
      <text:p text:style-name="P7"><text:span text:style-name="Source_20_Text"><text:span text:style-name="T4">GROUP BY numpieza;</text:span></text:span></text:p>
      <text:p text:style-name="P7"><text:span text:style-name="Source_20_Text"/></text:p>
      <text:p text:style-name="P7"><text:span text:style-name="Source_20_Text"/></text:p>
      <text:p text:style-name="P7"><text:span text:style-name="Source_20_Text"/></text:p>
      <text:p text:style-name="P7"><text:span text:style-name="Source_20_Text"><text:span text:style-name="T6">89.-De cada pieza de precio de venta mayor que 25000 obtener el precio medio de suministro. (3)</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umpieza AS Numero_Pieza, AVG(preciounit) AS Precio_Unitario_Medio</text:span></text:span></text:p>
      <text:p text:style-name="P7"><text:span text:style-name="Source_20_Text"><text:span text:style-name="T4">FROM preciosum</text:span></text:span></text:p>
      <text:p text:style-name="P7"><text:span text:style-name="Source_20_Text"><text:span text:style-name="T4">WHERE preciounit &gt; 25000</text:span></text:span></text:p>
      <text:p text:style-name="P7"><text:span text:style-name="Source_20_Text"><text:span text:style-name="T4">GROUP BY numpieza;</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span text:style-name="T6">90.-Obtener la media de las ventas realizadas por cada vendedor de cada pieza. (12)</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span text:style-name="T6">91.-Obtener la cantidad de pedidos efectuados por fecha. (7)</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fecha AS Fecha,COUNT(numpedido) AS Cantidad_Pedidos</text:span></text:span></text:p>
      <text:p text:style-name="P7"><text:span text:style-name="Source_20_Text"><text:span text:style-name="T4">FROM pedido</text:span></text:span></text:p>
      <text:p text:style-name="P7"><text:span text:style-name="Source_20_Text"><text:span text:style-name="T4">GROUP BY fecha;</text:span></text:span></text:p>
      <text:p text:style-name="P7"><text:soft-page-break/><text:span text:style-name="Source_20_Text"/></text:p>
      <text:p text:style-name="P7"><text:span text:style-name="Source_20_Text"/></text:p>
      <text:p text:style-name="P7"><text:span text:style-name="Source_20_Text"><text:span text:style-name="T6">92.- Obtener para cada número de pieza, en cuántos pedidos aparece junto con la cantidad total pagada en dinero por las piezas recibidas en dichos pedidos. Ordenar por la cantidad de pedidos descendentemente. (9)</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LP.numpieza AS Numero_Pieza,COUNT(LP.numpedido) AS Cantidad_Pedidos,SUM(LP.preciocompra * LP.cantrecibida) AS Total_Pagado</text:span></text:span></text:p>
      <text:p text:style-name="P7"><text:span text:style-name="Source_20_Text"><text:span text:style-name="T4">FROM linped LP</text:span></text:span></text:p>
      <text:p text:style-name="P7"><text:span text:style-name="Source_20_Text"><text:span text:style-name="T4">GROUP BY LP.numpieza</text:span></text:span></text:p>
      <text:p text:style-name="P7"><text:span text:style-name="Source_20_Text"><text:span text:style-name="T4">ORDER BY COUNT(LP.numpedido) DESC;</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span text:style-name="T6">93.-Mostrar el número de vendedor, qué cantidad de piezas ha vendido (no tiene que ver ni con cantpedida ni con cantrecibida) y las ganancias en dinero (precio de compra menos precio de suministro) de la cantidad recibida de las piezas que ha vendido cada vendedor. Ordenar por el número de vendedor. (4)</text:span></text:span></text:p>
      <text:p text:style-name="P7"><text:span text:style-name="Source_20_Text"/></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PE.numvend AS Numero_Vendedor,COUNT(LP.numpieza) AS Cantidad_Piezas_Vendidas,SUM(LP.preciocompra - PS.preciounit) AS Ganancias</text:span></text:span></text:p>
      <text:p text:style-name="P7"><text:span text:style-name="Source_20_Text"><text:span text:style-name="T4">FROM pedido PE</text:span></text:span></text:p>
      <text:p text:style-name="P7"><text:span text:style-name="Source_20_Text"><text:span text:style-name="T4">JOIN linped LP ON PE.numpedido = LP.numpedido</text:span></text:span></text:p>
      <text:p text:style-name="P7"><text:span text:style-name="Source_20_Text"><text:span text:style-name="T4">JOIN preciosum PS ON LP.numpieza = PS.numpieza AND PE.numvend = PS.numvend</text:span></text:span></text:p>
      <text:p text:style-name="P7"><text:span text:style-name="Source_20_Text"><text:span text:style-name="T4">GROUP BY PE.numvend</text:span></text:span></text:p>
      <text:p text:style-name="P7"><text:span text:style-name="Source_20_Text"><text:span text:style-name="T4">ORDER BY PE.numvend;</text:span></text:span></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oft-page-break/><text:span text:style-name="Source_20_Text"><text:span text:style-name="T6">94.-Calcular, por número de pedido, la media de la diferencia entre el precio de compra y el de suministro de las líneas de cada pedido. (7)</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LP.numpedido AS Numero_Pedido, AVG(LP.preciocompra - PS.preciounit) AS Media_Diferencia</text:span></text:span></text:p>
      <text:p text:style-name="P7"><text:span text:style-name="Source_20_Text"><text:span text:style-name="T4">FROM linped LP</text:span></text:span></text:p>
      <text:p text:style-name="P7"><text:span text:style-name="Source_20_Text"><text:span text:style-name="T4">JOIN preciosum PS ON LP.numpieza = PS.numpieza</text:span></text:span></text:p>
      <text:p text:style-name="P7"><text:span text:style-name="Source_20_Text"><text:span text:style-name="T4">GROUP BY LP.numpedido;</text:span></text:span></text:p>
      <text:p text:style-name="P7"><text:span text:style-name="Source_20_Text"/></text:p>
      <text:p text:style-name="P7"><text:span text:style-name="Source_20_Text"><text:span text:style-name="T6">95.-Obtener número y nombre de cada pieza comprada junto con la cantidad de vendedores que las suministran, ordenado alfabéticamente por el nombre de la misma y eliminando aquellas compradas a proveedores de la provincia de Alicante. (3)</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text:s/>P.numpieza AS Numero_Pieza,P.nompieza AS Nombre_Pieza,COUNT(V.numvend) AS Cantidad_Vendedores</text:span></text:span></text:p>
      <text:p text:style-name="P7"><text:span text:style-name="Source_20_Text"><text:span text:style-name="T4">FROM linped LP</text:span></text:span></text:p>
      <text:p text:style-name="P7"><text:span text:style-name="Source_20_Text"><text:span text:style-name="T4">JOIN pieza P ON LP.numpieza = P.numpieza</text:span></text:span></text:p>
      <text:p text:style-name="P7"><text:span text:style-name="Source_20_Text"><text:span text:style-name="T4">JOIN preciosum PS ON P.numpieza = PS.numpieza</text:span></text:span></text:p>
      <text:p text:style-name="P7"><text:span text:style-name="Source_20_Text"><text:span text:style-name="T4">JOIN pedido PE ON LP.numpedido = PE.numpedido</text:span></text:span></text:p>
      <text:p text:style-name="P7"><text:span text:style-name="Source_20_Text"><text:span text:style-name="T4">JOIN vendedor V ON PE.numvend = V.numvend</text:span></text:span></text:p>
      <text:p text:style-name="P7"><text:span text:style-name="Source_20_Text"/></text:p>
      <text:p text:style-name="P7"><text:span text:style-name="Source_20_Text"><text:span text:style-name="T4">WHERE V.provincia &lt;&gt; 'Alicante'</text:span></text:span></text:p>
      <text:p text:style-name="P7"><text:span text:style-name="Source_20_Text"><text:span text:style-name="T4">GROUP BY P.numpieza, P.nompieza</text:span></text:span></text:p>
      <text:p text:style-name="P7"><text:span text:style-name="Source_20_Text"><text:span text:style-name="T4">ORDER BY P.nompieza</text:span></text:span></text:p>
      <text:p text:style-name="P7"><text:span text:style-name="Source_20_Text"/></text:p>
      <text:p text:style-name="P7"><text:span text:style-name="Source_20_Text"><text:span text:style-name="T6">96.-Nombre de las empresas que tienen más de dos vendedores. (1)</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ombrecomer AS Nombre_Empresa</text:span></text:span></text:p>
      <text:p text:style-name="P7"><text:span text:style-name="Source_20_Text"><text:span text:style-name="T4">FROM vendedor</text:span></text:span></text:p>
      <text:p text:style-name="P7"><text:span text:style-name="Source_20_Text"><text:span text:style-name="T4">GROUP BY nombrecomer</text:span></text:span></text:p>
      <text:p text:style-name="P7"><text:span text:style-name="Source_20_Text"><text:span text:style-name="T4">HAVING COUNT(numvend) &gt; 2;</text:span></text:span></text:p>
      <text:p text:style-name="P7"><text:span text:style-name="Source_20_Text"/></text:p>
      <text:p text:style-name="P7"><text:span text:style-name="Source_20_Text"><text:span text:style-name="T6">97.-Números de pedido que tengan más de tres líneas de pedido. (1)</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umpedido</text:span></text:span></text:p>
      <text:p text:style-name="P7"><text:soft-page-break/><text:span text:style-name="Source_20_Text"><text:span text:style-name="T4">FROM linped</text:span></text:span></text:p>
      <text:p text:style-name="P7"><text:span text:style-name="Source_20_Text"><text:span text:style-name="T4">GROUP BY numpedido</text:span></text:span></text:p>
      <text:p text:style-name="P7"><text:span text:style-name="Source_20_Text"><text:span text:style-name="T4">HAVING COUNT(*) &gt; 3;</text:span></text:span></text:p>
      <text:p text:style-name="P7"><text:span text:style-name="Source_20_Text"/></text:p>
      <text:p text:style-name="P7"><text:span text:style-name="Source_20_Text"/></text:p>
      <text:p text:style-name="P7"><text:span text:style-name="Source_20_Text"><text:span text:style-name="T6">98.-Números de pedido donde el total de piezas pedidas es mayor que 40. (4)</text:span></text:span></text:p>
      <text:p text:style-name="P7"><text:span text:style-name="Source_20_Text"/></text:p>
      <text:p text:style-name="P7"><text:span text:style-name="Source_20_Text"><text:span text:style-name="T4">USE proveedores;</text:span></text:span></text:p>
      <text:p text:style-name="P7"><text:span text:style-name="Source_20_Text"/></text:p>
      <text:p text:style-name="P7"><text:span text:style-name="Source_20_Text"><text:span text:style-name="T4">SELECT numpedido</text:span></text:span></text:p>
      <text:p text:style-name="P7"><text:span text:style-name="Source_20_Text"><text:span text:style-name="T4">FROM linped</text:span></text:span></text:p>
      <text:p text:style-name="P7"><text:span text:style-name="Source_20_Text"><text:span text:style-name="T4">GROUP BY numpedido</text:span></text:span></text:p>
      <text:p text:style-name="P7"><text:span text:style-name="Source_20_Text"><text:span text:style-name="T4">HAVING SUM(cantpedida) &gt; 40;</text:span></text:span></text:p>
      <text:p text:style-name="P7"/>
      <text:p text:style-name="P7"><text:span text:style-name="Source_20_Text"/></text:p>
      <text:p text:style-name="P7"><text:span text:style-name="Source_20_Text"><text:span text:style-name="T6">99.-Obtener los números de pedido donde el importe total de la cantidad de piezas recibidas sea superior a 100000. (3)</text:span></text:span></text:p>
      <text:p text:style-name="P7"><text:span text:style-name="Source_20_Text"/></text:p>
      <text:p text:style-name="P8">USE proveedores;</text:p>
      <text:p text:style-name="P8"/>
      <text:p text:style-name="P8">SELECT numpedido</text:p>
      <text:p text:style-name="P8">FROM linped</text:p>
      <text:p text:style-name="P8">GROUP BY numpedido</text:p>
      <text:p text:style-name="P8">HAVING SUM(cantrecibida * preciocompra) &gt; 100000;</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p>
      <text:p text:style-name="P7"><text:span text:style-name="Source_20_Text"><text:span text:style-name="T6">100.-Para las piezas que se hayan suministrado a un precio unitario medio mayor que 26000 obtener el número de pieza, el máximo precio unitario, y la cantidad de suministradores. ( 1 registro con valores M-0003-C, 35000, 3)</text:span></text:span></text:p>
      <text:p text:style-name="P7"><text:span text:style-name="Source_20_Text"/></text:p>
      <text:p text:style-name="P7"><text:span text:style-name="Source_20_Text"/></text:p>
      <text:p text:style-name="P6">USE proveedores;</text:p>
      <text:p text:style-name="P6"/>
      <text:p text:style-name="P6">SELECT numpieza AS Numero_Pieza,MAX(preciounit) AS Maximo_Precio_Unitario,COUNT(DISTINCT numvend) AS Cantidad_Suministradores</text:p>
      <text:p text:style-name="P6">FROM preciosum</text:p>
      <text:p text:style-name="P6">GROUP BY numpieza</text:p>
      <text:p text:style-name="P6"><text:soft-page-break/>HAVING AVG(preciounit) &gt; 26000;</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oft-page-break/>SUBCONSULTAS</text:p>
      <text:p text:style-name="P3">136.-Obtener los números de pieza que no son suministrados por ningún vendedor. (1 registro con valor X-0001-PC)</text:p>
      <text:p text:style-name="P6"/>
      <text:p text:style-name="P6">USE proveedores;</text:p>
      <text:p text:style-name="P6"/>
      <text:p text:style-name="P6">SELECT numpieza AS Numero_Pieza</text:p>
      <text:p text:style-name="P6">FROM pieza</text:p>
      <text:p text:style-name="P6">WHERE numpieza NOT IN (SELECT DISTINCT numpieza FROM preciosum);</text:p>
      <text:p text:style-name="P6"/>
      <text:p text:style-name="P6"/>
      <text:p text:style-name="P3">137.-Obtener todos los datos de los vendedores que han servido el mayor número de pedidos. (1 registro, datos del numvend 1)</text:p>
      <text:p text:style-name="P3"/>
      <text:p text:style-name="P6">USE proveedores;</text:p>
      <text:p text:style-name="P6"/>
      <text:p text:style-name="P6">SELECT *</text:p>
      <text:p text:style-name="P6">FROM vendedor</text:p>
      <text:p text:style-name="P6">WHERE numvend = (</text:p>
      <text:p text:style-name="P6"><text:s text:c="4"/>SELECT numvend</text:p>
      <text:p text:style-name="P6"><text:s text:c="4"/>FROM (</text:p>
      <text:p text:style-name="P6"><text:s text:c="8"/>SELECT numvend, COUNT(*) AS total_pedidos</text:p>
      <text:p text:style-name="P6"><text:s text:c="8"/>FROM pedido</text:p>
      <text:p text:style-name="P6"><text:s text:c="8"/>GROUP BY numvend</text:p>
      <text:p text:style-name="P6"><text:s text:c="8"/>ORDER BY total_pedidos DESC</text:p>
      <text:p text:style-name="P6"><text:s text:c="8"/>LIMIT 1</text:p>
      <text:p text:style-name="P6"><text:s text:c="4"/>) AS vendedores_con_mas_pedidos</text:p>
      <text:p text:style-name="P6">);</text:p>
      <text:p text:style-name="P6"/>
      <text:p text:style-name="P3"/>
      <text:p text:style-name="P3"/>
      <text:p text:style-name="P3"/>
      <text:p text:style-name="P3"/>
      <text:p text:style-name="P3"/>
      <text:p text:style-name="P3"/>
      <text:p text:style-name="P3"/>
      <text:p text:style-name="P3"/>
      <text:p text:style-name="P3"><text:soft-page-break/>138.-Número y nombre de los vendedores que no ofertan ninguna pieza. (10)</text:p>
      <text:p text:style-name="P3"/>
      <text:p text:style-name="P6">USE proveedores;</text:p>
      <text:p text:style-name="P6"/>
      <text:p text:style-name="P6">SELECT numvend, nomvend</text:p>
      <text:p text:style-name="P6">FROM vendedor</text:p>
      <text:p text:style-name="P6">WHERE numvend NOT IN (SELECT DISTINCT numvend FROM preciosum);</text:p>
      <text:p text:style-name="P3"/>
      <text:p text:style-name="P3"/>
      <text:p text:style-name="P3"/>
      <text:p text:style-name="P3">139.-Número y nombre de los vendedores que han servido algún pedido. (4)</text:p>
      <text:p text:style-name="P3"/>
      <text:p text:style-name="P6">USE proveedores;</text:p>
      <text:p text:style-name="P6"/>
      <text:p text:style-name="P6">SELECT numvend, nomvend</text:p>
      <text:p text:style-name="P6">FROM vendedor</text:p>
      <text:p text:style-name="P6">WHERE numvend IN (SELECT DISTINCT numvend FROM pedido);</text:p>
      <text:p text:style-name="P3"/>
      <text:p text:style-name="P3"/>
      <text:p text:style-name="P3">140.-Número y nombre de los vendedores que no han servido ningún pedido. (18)</text:p>
      <text:p text:style-name="P3"/>
      <text:p text:style-name="P6">USE proveedores;</text:p>
      <text:p text:style-name="P6"/>
      <text:p text:style-name="P6">SELECT numvend, nomvend</text:p>
      <text:p text:style-name="P6">FROM vendedor</text:p>
      <text:p text:style-name="P6">WHERE numvend NOT IN (SELECT numvend FROM pedido)</text:p>
      <text:p text:style-name="P6"/>
      <text:p text:style-name="P6"/>
      <text:p text:style-name="P6"/>
      <text:p text:style-name="P6"/>
      <text:p text:style-name="P6"/>
      <text:p text:style-name="P6"/>
      <text:p text:style-name="P6"/>
      <text:p text:style-name="P6"/>
      <text:p text:style-name="P3"><text:soft-page-break/>141.-Número y nombre de las piezas que tienen un preciovent (tabla pieza) mayor que todos los precios máximos de compra de cada pedido. (3)</text:p>
      <text:p text:style-name="P3"/>
      <text:p text:style-name="P6">USE proveedores;</text:p>
      <text:p text:style-name="P6"/>
      <text:p text:style-name="P6">SELECT numpieza, nompieza</text:p>
      <text:p text:style-name="P6">FROM pieza</text:p>
      <text:p text:style-name="P6">WHERE preciovent &gt; ALL (</text:p>
      <text:p text:style-name="P6"/>
      <text:p text:style-name="P6">SELECT MAX(preciocompra) FROM linped GROUP BY numpedido)</text:p>
      <text:p text:style-name="P3"/>
      <text:p text:style-name="P3"/>
      <text:p text:style-name="P3">142.-Mostrar todos los datos de la pieza que se ha vendido más veces. (1 registro, datos pieza T-0002-AT)</text:p>
      <text:p text:style-name="P3"/>
      <text:p text:style-name="P6">USE proveedores;</text:p>
      <text:p text:style-name="P6"/>
      <text:p text:style-name="P6">SELECT *</text:p>
      <text:p text:style-name="P6">FROM pieza</text:p>
      <text:p text:style-name="P6">WHERE numpieza = (</text:p>
      <text:p text:style-name="P6"><text:s text:c="4"/>SELECT numpieza</text:p>
      <text:p text:style-name="P6"><text:s text:c="4"/>FROM (</text:p>
      <text:p text:style-name="P6"><text:s text:c="8"/>SELECT numpieza, COUNT(*) AS total_ventas</text:p>
      <text:p text:style-name="P6"><text:s text:c="8"/>FROM linped</text:p>
      <text:p text:style-name="P6"><text:s text:c="8"/>GROUP BY numpieza</text:p>
      <text:p text:style-name="P6"><text:s text:c="8"/>ORDER BY total_ventas DESC</text:p>
      <text:p text:style-name="P6"><text:s text:c="8"/>LIMIT 1</text:p>
      <text:p text:style-name="P6"><text:s text:c="4"/>) AS pieza_mas_vendida</text:p>
      <text:p text:style-name="P6">);</text:p>
      <text:p text:style-name="P6"/>
      <text:p text:style-name="P6"/>
      <text:p text:style-name="P6"/>
      <text:p text:style-name="P6"/>
      <text:p text:style-name="P6"/>
      <text:p text:style-name="P6"/>
      <text:p text:style-name="P6"/>
      <text:p text:style-name="P6"/>
      <text:p text:style-name="P6"/>
      <text:p text:style-name="P3"><text:soft-page-break/></text:p>
      <text:p text:style-name="P3">143.-Mostrar para cada línea de pedido: número de pedido, número de línea, número de pieza, cantidad pedida y la diferencia con la media de la cantidad pedida en todos los pedidos. (14 registros, con valores de diferencia negativos para todos las piezas excepto O-0001-PP y O-0002-PP).</text:p>
      <text:p text:style-name="P3"/>
      <text:p text:style-name="P3"/>
      <text:p text:style-name="P6">USE proveedores;</text:p>
      <text:p text:style-name="P6"/>
      <text:p text:style-name="P6">SELECT numpedido,numlinea,numpieza,cantpedida, </text:p>
      <text:p text:style-name="P6">cantpedida - (SELECT AVG(cantpedida) FROM linped) AS Diferencia_Media</text:p>
      <text:p text:style-name="P6">FROM linped;</text:p>
      <text:p text:style-name="P3"/>
      <text:p text:style-name="P3"/>
      <text:p text:style-name="P3"/>
      <text:p text:style-name="P3">144.-Mostrar toda la información de las piezas que no hemos vendido nunca ni se encuentran en nuestro inventario. (9)</text:p>
      <text:p text:style-name="P3"/>
      <text:p text:style-name="P6">USE proveedores;</text:p>
      <text:p text:style-name="P6"/>
      <text:p text:style-name="P6">SELECT *</text:p>
      <text:p text:style-name="P6">FROM pieza</text:p>
      <text:p text:style-name="P6">WHERE numpieza NOT IN (</text:p>
      <text:p text:style-name="P6"><text:s text:c="4"/>SELECT numpieza</text:p>
      <text:p text:style-name="P6"><text:s text:c="4"/>FROM linped</text:p>
      <text:p text:style-name="P6">)</text:p>
      <text:p text:style-name="P6">AND numpieza NOT IN (</text:p>
      <text:p text:style-name="P6"><text:s text:c="4"/>SELECT numpieza</text:p>
      <text:p text:style-name="P6"><text:s text:c="4"/>FROM inventario</text:p>
      <text:p text:style-name="P6">);</text:p>
      <text:p text:style-name="P3"/>
      <text:p text:style-name="P3"/>
      <text:p text:style-name="P3"/>
      <text:p text:style-name="P3"/>
      <text:p text:style-name="P3"/>
      <text:p text:style-name="P3"/>
      <text:p text:style-name="P3"/>
      <text:p text:style-name="P3"><text:soft-page-break/>145.-Cantidad de piezas que ofertan los proveedores. ¿Te recuerda a alguna consulta anterior? Correcto, es la 79, pero ahora quiero que la resuelvas mediante subconsultas. (valor 19)</text:p>
      <text:p text:style-name="P3"/>
      <text:p text:style-name="P3"/>
      <text:p text:style-name="P3"/>
      <text:p text:style-name="P3"/>
      <text:p text:style-name="P3"/>
      <text:p text:style-name="P3">146.-Máximo preciounit de suministro de la pieza que se ha vendido más veces. (Valor</text:p>
      <text:p text:style-name="P3">3500)</text:p>
      <text:p text:style-name="P3">147.-Nombre de la empresa que ofrece la pieza más barata de precio de suministro. (1</text:p>
      <text:p text:style-name="P3">registro: MECEMSA)</text:p>
      <text:p text:style-name="P3">148.-Número y nombre de pieza y nombre de la empresa que ofrece cada pieza a un</text:p>
      <text:p text:style-name="P3">precio menor de suministro. (21)</text:p>
      <text:p text:style-name="P3">149.-Número y descripción de la pieza más cara. (valores: M-0003-C, MONITOR IBM</text:p>
      <text:p text:style-name="P3">3570 COLOR)</text:p>
      <text:p text:style-name="P3">150.-Obtener la cantidad de provincias distintas de las que tenemos conocimiento de</text:p>
      <text:p text:style-name="P3">algún proveedor. ¿Te suena esta consulta? Exacto, es la 73, pero ahora quiero que la</text:p>
      <text:p text:style-name="P3">resuelvas mediante subconsultas. (valor 7)</text:p>
      <text:p text:style-name="P3">151.-Número de pedido y precio total pagado del pedido más caro. (número de pedido</text:p>
      <text:p text:style-name="P3">6, 212802000)</text:p>
      <text:p text:style-name="P3">152.-Número y nombre de las piezas recibidas después de todas las fechas de pedido.</text:p>
      <text:p text:style-name="P3">(3)</text:p>
      <text:p text:style-name="P3">153.-Número y nombre del vendedor que ha servido el pedido más caro. (número de</text:p>
      <text:p text:style-name="P3">vendedor 5, JUANITO REINA PRINCESA)</text:p>
      <text:p text:style-name="P3">154.-Número, descripción y precio de venta de los monitores que no han sido nunca</text:p>
      <text:p text:style-name="P3">comprados. Aunque se puede usar IN intenta resolverla usando EXISTS. (2)</text:p>
      <text:p text:style-name="P3"><text:soft-page-break/>155.-Mostrar número y nombre del vendedor y la cantidad de piezas distintas que ha</text:p>
      <text:p text:style-name="P3">vendido cada uno (no tiene nada que ver con cantpedida ni con cantrecibida), de</text:p>
      <text:p text:style-name="P3">aquellos vendedores que trabajan en la empresa con con mayor número de</text:p>
      <text:p text:style-name="P3">vendedores . (2)</text:p>
      <text:p text:style-name="P3">156.-Medía de precios distintos de venta de piezas. ¿Esta consulta también te suena?</text:p>
      <text:p text:style-name="P3">Muy observador, es la 75, pero ahora quiero que la resuelvas mediante subconsultas.</text:p>
      <text:p text:style-name="P3"/>
      <text:p text:style-name="P4"/>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oto Serif CJK SC" style:font-size-asian="10.5pt" style:language-asian="zxx" style:country-asian="none" style:font-name-complex="Noto Sans Devanagari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3T19:54:26.009776367</meta:creation-date>
    <dc:date>2024-06-04T20:49:15.676708786</dc:date>
    <meta:editing-duration>PT11H48M4S</meta:editing-duration>
    <meta:editing-cycles>17</meta:editing-cycles>
    <meta:generator>LibreOffice/7.4.7.2$Linux_X86_64 LibreOffice_project/40$Build-2</meta:generator>
    <meta:document-statistic meta:table-count="0" meta:image-count="0" meta:object-count="0" meta:page-count="39" meta:paragraph-count="686" meta:word-count="4685" meta:character-count="30864" meta:non-whitespace-character-count="26716"/>
  </office:meta>
</office:document-meta>
</file>